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fo:color="#000000" style:font-size-complex="14pt" fo:language="en" fo:country="US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</style:style>
    <style:style style:name="T25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6" style:parent-style-name="Основнойшрифтабзаца" style:family="text">
      <style:text-properties fo:font-weight="bold" style:font-weight-asian="bold" style:font-weight-complex="bold" fo:color="#000000" fo:letter-spacing="0.0034in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40" style:parent-style-name="Основнойшрифтабзаца" style:family="text">
      <style:text-properties fo:color="#000000" style:font-size-complex="14pt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  <style:text-properties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 fo:text-indent="0in"/>
      <style:text-properties fo:color="#000000"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text-properties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indent="0in"/>
      <style:text-properties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52" style:parent-style-name="Основнойшрифтабзаца" style:family="text">
      <style:text-properties fo:color="#000000" style:font-size-complex="14pt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P58" style:parent-style-name="Textbody" style:family="paragraph">
      <style:text-properties fo:color="#000000"/>
    </style:style>
    <style:style style:name="P59" style:parent-style-name="Standard" style:family="paragraph">
      <style:text-properties style:language-asian="ru" style:country-asian="RU" style:language-complex="ar" style:country-complex="SA"/>
    </style:style>
    <style:style style:name="P60" style:parent-style-name="Standard" style:family="paragraph">
      <style:text-properties style:language-asian="ru" style:country-asian="RU" style:language-complex="ar" style:country-complex="SA"/>
    </style:style>
    <style:style style:name="P61" style:parent-style-name="Standard" style:family="paragraph">
      <style:text-properties style:language-asian="ru" style:country-asian="RU" style:language-complex="ar" style:country-complex="SA"/>
    </style:style>
    <style:style style:name="P62" style:parent-style-name="Standard" style:family="paragraph">
      <style:paragraph-properties fo:text-align="start"/>
    </style:style>
    <style:style style:name="T63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T64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T65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language-asian="ru" style:country-asian="RU" style:language-complex="ar" style:country-complex="SA"/>
    </style:style>
    <style:style style:name="T67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8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69" style:parent-style-name="Standard" style:family="paragraph">
      <style:text-properties style:language-asian="ru" style:country-asian="RU" style:language-complex="ar" style:country-complex="SA"/>
    </style:style>
    <style:style style:name="P70" style:parent-style-name="Standard" style:family="paragraph">
      <style:text-properties style:language-asian="ru" style:country-asian="RU" style:language-complex="ar" style:country-complex="SA"/>
    </style:style>
    <style:style style:name="P71" style:parent-style-name="Standard" style:family="paragraph">
      <style:text-properties style:language-asian="ru" style:country-asian="RU" style:language-complex="ar" style:country-complex="SA"/>
    </style:style>
    <style:style style:name="P72" style:parent-style-name="Standard" style:family="paragraph">
      <style:paragraph-properties fo:margin-left="0.7423in" fo:text-indent="0in">
        <style:tab-stops/>
      </style:paragraph-properties>
    </style:style>
    <style:style style:name="T73" style:parent-style-name="Основнойшрифтабзаца" style:family="text">
      <style:text-properties style:language-asian="ru" style:country-asian="RU" style:language-complex="ar" style:country-complex="SA"/>
    </style:style>
    <style:style style:name="P74" style:parent-style-name="Textbody" style:family="paragraph"/>
    <style:style style:name="P75" style:parent-style-name="Standard" style:family="paragraph">
      <style:paragraph-properties fo:margin-left="0.7423in" fo:text-indent="0in">
        <style:tab-stops/>
      </style:paragraph-properties>
    </style:style>
    <style:style style:name="T7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language-asian="ru" style:country-asian="RU" style:language-complex="ar" style:country-complex="SA"/>
    </style:style>
    <style:style style:name="T7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language-asian="ru" style:country-asian="RU" style:language-complex="ar" style:country-complex="SA"/>
    </style:style>
    <style:style style:name="P80" style:parent-style-name="Standard" style:family="paragraph">
      <style:paragraph-properties fo:margin-left="0.7423in" fo:text-indent="0in">
        <style:tab-stops/>
      </style:paragraph-properties>
    </style:style>
    <style:style style:name="T81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language-asian="ru" style:country-asian="RU" style:language-complex="ar" style:country-complex="SA"/>
    </style:style>
    <style:style style:name="T9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language-asian="ru" style:country-asian="RU" style:language-complex="ar" style:country-complex="SA"/>
    </style:style>
    <style:style style:name="P100" style:parent-style-name="Standard" style:family="paragraph">
      <style:paragraph-properties fo:margin-left="0.7423in" fo:text-indent="0in">
        <style:tab-stops/>
      </style:paragraph-properties>
    </style:style>
    <style:style style:name="T10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language-asian="ru" style:country-asian="RU" style:language-complex="ar" style:country-complex="SA"/>
    </style:style>
    <style:style style:name="P103" style:parent-style-name="Standard" style:family="paragraph">
      <style:paragraph-properties fo:margin-left="0.7423in" fo:text-indent="0in">
        <style:tab-stops/>
      </style:paragraph-properties>
    </style:style>
    <style:style style:name="T104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language-asian="ru" style:country-asian="RU" style:language-complex="ar" style:country-complex="SA"/>
    </style:style>
    <style:style style:name="P106" style:parent-style-name="Standard" style:family="paragraph">
      <style:paragraph-properties fo:margin-left="0.7423in" fo:text-indent="0in">
        <style:tab-stops/>
      </style:paragraph-properties>
    </style:style>
    <style:style style:name="T107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language-asian="ru" style:country-asian="RU" style:language-complex="ar" style:country-complex="SA"/>
    </style:style>
    <style:style style:name="P109" style:parent-style-name="Standard" style:family="paragraph">
      <style:paragraph-properties fo:margin-left="0.7423in" fo:text-indent="0in">
        <style:tab-stops/>
      </style:paragraph-properties>
    </style:style>
    <style:style style:name="T110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language-asian="ru" style:country-asian="RU" style:language-complex="ar" style:country-complex="SA"/>
    </style:style>
    <style:style style:name="P114" style:parent-style-name="Standard" style:family="paragraph">
      <style:paragraph-properties fo:margin-left="0.7423in" fo:text-indent="0in">
        <style:tab-stops/>
      </style:paragraph-properties>
    </style:style>
    <style:style style:name="T115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language-asian="ru" style:country-asian="RU" style:language-complex="ar" style:country-complex="SA"/>
    </style:style>
    <style:style style:name="T12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Courier New" style:font-name-complex="Courier New" fo:color="#FFC66D" style:letter-kerning="false" fo:font-size="10pt" style:font-size-asian="10pt" style:font-size-complex="10pt" style:language-asian="ru" style:country-asian="RU" style:language-complex="ar" style:country-complex="SA"/>
    </style:style>
    <style:style style:name="P128" style:parent-style-name="Standard" style:family="paragraph">
      <style:paragraph-properties fo:margin-left="0.7423in" fo:text-indent="0in">
        <style:tab-stops/>
      </style:paragraph-properties>
    </style:style>
    <style:style style:name="T129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language-asian="ru" style:country-asian="RU" style:language-complex="ar" style:country-complex="SA"/>
    </style:style>
    <style:style style:name="T13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language-asian="ru" style:country-asian="RU" style:language-complex="ar" style:country-complex="SA"/>
    </style:style>
    <style:style style:name="T13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language-asian="ru" style:country-asian="RU" style:language-complex="ar" style:country-complex="SA"/>
    </style:style>
    <style:style style:name="T13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language-asian="ru" style:country-asian="RU" style:language-complex="ar" style:country-complex="SA"/>
    </style:style>
    <style:style style:name="P138" style:parent-style-name="Standard" style:family="paragraph">
      <style:paragraph-properties fo:margin-left="0.7423in" fo:text-indent="0in">
        <style:tab-stops/>
      </style:paragraph-properties>
    </style:style>
    <style:style style:name="T139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language-asian="ru" style:country-asian="RU" style:language-complex="ar" style:country-complex="SA"/>
    </style:style>
    <style:style style:name="T14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language-asian="ru" style:country-asian="RU" style:language-complex="ar" style:country-complex="SA"/>
    </style:style>
    <style:style style:name="P150" style:parent-style-name="Standard" style:family="paragraph">
      <style:paragraph-properties fo:margin-left="0.7423in" fo:text-indent="0in">
        <style:tab-stops/>
      </style:paragraph-properties>
    </style:style>
    <style:style style:name="T151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language-asian="ru" style:country-asian="RU" style:language-complex="ar" style:country-complex="SA"/>
    </style:style>
    <style:style style:name="T16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language-asian="ru" style:country-asian="RU" style:language-complex="ar" style:country-complex="SA"/>
    </style:style>
    <style:style style:name="P166" style:parent-style-name="Standard" style:family="paragraph">
      <style:paragraph-properties fo:margin-left="0.7423in" fo:text-indent="0in">
        <style:tab-stops/>
      </style:paragraph-properties>
    </style:style>
    <style:style style:name="T167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language-asian="ru" style:country-asian="RU" style:language-complex="ar" style:country-complex="SA"/>
    </style:style>
    <style:style style:name="T18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language-asian="ru" style:country-asian="RU" style:language-complex="ar" style:country-complex="SA"/>
    </style:style>
    <style:style style:name="P190" style:parent-style-name="Standard" style:family="paragraph"/>
    <style:style style:name="T191" style:parent-style-name="Основнойшрифтабзаца" style:family="text">
      <style:text-properties style:language-asian="ru" style:country-asian="RU" style:language-complex="ar" style:country-complex="SA"/>
    </style:style>
    <style:style style:name="P192" style:parent-style-name="Standard" style:family="paragraph">
      <style:paragraph-properties fo:margin-left="0.7423in" fo:text-indent="0in">
        <style:tab-stops/>
      </style:paragraph-properties>
    </style:style>
    <style:style style:name="T193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language-asian="ru" style:country-asian="RU" style:language-complex="ar" style:country-complex="SA"/>
    </style:style>
    <style:style style:name="P195" style:parent-style-name="Standard" style:family="paragraph">
      <style:paragraph-properties fo:margin-left="0.7423in" fo:text-indent="0in">
        <style:tab-stops/>
      </style:paragraph-properties>
    </style:style>
    <style:style style:name="T19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language-asian="ru" style:country-asian="RU" style:language-complex="ar" style:country-complex="SA"/>
    </style:style>
    <style:style style:name="P198" style:parent-style-name="Standard" style:family="paragraph">
      <style:paragraph-properties fo:margin-left="0.7423in" fo:text-indent="0in">
        <style:tab-stops/>
      </style:paragraph-properties>
    </style:style>
    <style:style style:name="T199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language-asian="ru" style:country-asian="RU" style:language-complex="ar" style:country-complex="SA"/>
    </style:style>
    <style:style style:name="T21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language-asian="ru" style:country-asian="RU" style:language-complex="ar" style:country-complex="SA"/>
    </style:style>
    <style:style style:name="P218" style:parent-style-name="Standard" style:family="paragraph">
      <style:paragraph-properties fo:margin-left="0.7423in" fo:text-indent="0in">
        <style:tab-stops/>
      </style:paragraph-properties>
    </style:style>
    <style:style style:name="T219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language-asian="ru" style:country-asian="RU" style:language-complex="ar" style:country-complex="SA"/>
    </style:style>
    <style:style style:name="P237" style:parent-style-name="Standard" style:family="paragraph">
      <style:paragraph-properties fo:margin-left="0.7423in" fo:text-indent="0in">
        <style:tab-stops/>
      </style:paragraph-properties>
    </style:style>
    <style:style style:name="T238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language-asian="ru" style:country-asian="RU" style:language-complex="ar" style:country-complex="SA"/>
    </style:style>
    <style:style style:name="P240" style:parent-style-name="Standard" style:family="paragraph">
      <style:paragraph-properties fo:margin-left="0.7423in" fo:text-indent="0in">
        <style:tab-stops/>
      </style:paragraph-properties>
    </style:style>
    <style:style style:name="T24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language-asian="ru" style:country-asian="RU" style:language-complex="ar" style:country-complex="SA"/>
    </style:style>
    <style:style style:name="P243" style:parent-style-name="Standard" style:family="paragraph">
      <style:paragraph-properties fo:margin-left="0.7423in" fo:text-indent="0in">
        <style:tab-stops/>
      </style:paragraph-properties>
    </style:style>
    <style:style style:name="T244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language-asian="ru" style:country-asian="RU" style:language-complex="ar" style:country-complex="SA"/>
    </style:style>
    <style:style style:name="P248" style:parent-style-name="Standard" style:family="paragraph">
      <style:paragraph-properties fo:margin-left="0.7423in" fo:text-indent="0in">
        <style:tab-stops/>
      </style:paragraph-properties>
    </style:style>
    <style:style style:name="T249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5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language-asian="ru" style:country-asian="RU" style:language-complex="ar" style:country-complex="SA"/>
    </style:style>
    <style:style style:name="T25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name="Courier New" style:font-name-complex="Courier New" fo:color="#FFC66D" style:letter-kerning="false" fo:font-size="10pt" style:font-size-asian="10pt" style:font-size-complex="10pt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language-asian="ru" style:country-asian="RU" style:language-complex="ar" style:country-complex="SA"/>
    </style:style>
    <style:style style:name="P264" style:parent-style-name="Standard" style:family="paragraph">
      <style:paragraph-properties fo:margin-left="0.7423in" fo:text-indent="0in">
        <style:tab-stops/>
      </style:paragraph-properties>
    </style:style>
    <style:style style:name="T265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6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language-asian="ru" style:country-asian="RU" style:language-complex="ar" style:country-complex="SA"/>
    </style:style>
    <style:style style:name="T26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language-asian="ru" style:country-asian="RU" style:language-complex="ar" style:country-complex="SA"/>
    </style:style>
    <style:style style:name="T27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language-asian="ru" style:country-asian="RU" style:language-complex="ar" style:country-complex="SA"/>
    </style:style>
    <style:style style:name="T27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language-asian="ru" style:country-asian="RU" style:language-complex="ar" style:country-complex="SA"/>
    </style:style>
    <style:style style:name="P274" style:parent-style-name="Standard" style:family="paragraph">
      <style:paragraph-properties fo:margin-left="0.7423in" fo:text-indent="0in">
        <style:tab-stops/>
      </style:paragraph-properties>
    </style:style>
    <style:style style:name="T275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language-asian="ru" style:country-asian="RU" style:language-complex="ar" style:country-complex="SA"/>
    </style:style>
    <style:style style:name="P287" style:parent-style-name="Standard" style:family="paragraph">
      <style:paragraph-properties fo:margin-left="0.7423in" fo:text-indent="0in">
        <style:tab-stops/>
      </style:paragraph-properties>
    </style:style>
    <style:style style:name="T288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95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language-asian="ru" style:country-asian="RU" style:language-complex="ar" style:country-complex="SA"/>
    </style:style>
    <style:style style:name="T2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language-asian="ru" style:country-asian="RU" style:language-complex="ar" style:country-complex="SA"/>
    </style:style>
    <style:style style:name="P303" style:parent-style-name="Standard" style:family="paragraph">
      <style:paragraph-properties fo:margin-left="0.7423in" fo:text-indent="0in">
        <style:tab-stops/>
      </style:paragraph-properties>
    </style:style>
    <style:style style:name="T304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13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15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16" style:parent-style-name="Основнойшрифтабзаца" style:family="text">
      <style:text-properties style:language-asian="ru" style:country-asian="RU" style:language-complex="ar" style:country-complex="SA"/>
    </style:style>
    <style:style style:name="T31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language-asian="ru" style:country-asian="RU" style:language-complex="ar" style:country-complex="SA"/>
    </style:style>
    <style:style style:name="T320" style:parent-style-name="Основнойшрифтабзаца" style:family="text">
      <style:text-properties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language-asian="ru" style:country-asian="RU" style:language-complex="ar" style:country-complex="SA"/>
    </style:style>
    <style:style style:name="T325" style:parent-style-name="Основнойшрифтабзаца" style:family="text">
      <style:text-properties style:language-asian="ru" style:country-asian="RU" style:language-complex="ar" style:country-complex="SA"/>
    </style:style>
    <style:style style:name="T326" style:parent-style-name="Основнойшрифтабзаца" style:family="text">
      <style:text-properties style:language-asian="ru" style:country-asian="RU" style:language-complex="ar" style:country-complex="SA"/>
    </style:style>
    <style:style style:name="P327" style:parent-style-name="Standard" style:family="paragraph">
      <style:paragraph-properties fo:margin-left="0.7423in" fo:text-indent="0in">
        <style:tab-stops/>
      </style:paragraph-properties>
    </style:style>
    <style:style style:name="T328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2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30" style:parent-style-name="Основнойшрифтабзаца" style:family="text">
      <style:text-properties style:language-asian="ru" style:country-asian="RU" style:language-complex="ar" style:country-complex="SA"/>
    </style:style>
    <style:style style:name="T33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language-asian="ru" style:country-asian="RU" style:language-complex="ar" style:country-complex="SA"/>
    </style:style>
    <style:style style:name="P333" style:parent-style-name="Standard" style:family="paragraph">
      <style:paragraph-properties fo:margin-left="0.7423in" fo:text-indent="0in">
        <style:tab-stops/>
      </style:paragraph-properties>
    </style:style>
    <style:style style:name="T334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36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37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38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39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language-asian="ru" style:country-asian="RU" style:language-complex="ar" style:country-complex="SA"/>
    </style:style>
    <style:style style:name="T34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language-asian="ru" style:country-asian="RU" style:language-complex="ar" style:country-complex="SA"/>
    </style:style>
    <style:style style:name="T350" style:parent-style-name="Основнойшрифтабзаца" style:family="text">
      <style:text-properties style:language-asian="ru" style:country-asian="RU" style:language-complex="ar" style:country-complex="SA"/>
    </style:style>
    <style:style style:name="P351" style:parent-style-name="Standard" style:family="paragraph">
      <style:paragraph-properties fo:margin-left="0.7423in" fo:text-indent="0in">
        <style:tab-stops/>
      </style:paragraph-properties>
    </style:style>
    <style:style style:name="T352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53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55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56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57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58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59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60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36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362" style:parent-style-name="Основнойшрифтабзаца" style:family="text">
      <style:text-properties style:language-asian="ru" style:country-asian="RU" style:language-complex="ar" style:country-complex="SA"/>
    </style:style>
    <style:style style:name="T36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64" style:parent-style-name="Основнойшрифтабзаца" style:family="text">
      <style:text-properties style:language-asian="ru" style:country-asian="RU" style:language-complex="ar" style:country-complex="SA"/>
    </style:style>
    <style:style style:name="T365" style:parent-style-name="Основнойшрифтабзаца" style:family="text">
      <style:text-properties style:language-asian="ru" style:country-asian="RU" style:language-complex="ar" style:country-complex="SA"/>
    </style:style>
    <style:style style:name="T366" style:parent-style-name="Основнойшрифтабзаца" style:family="text">
      <style:text-properties style:language-asian="ru" style:country-asian="RU" style:language-complex="ar" style:country-complex="SA"/>
    </style:style>
    <style:style style:name="T367" style:parent-style-name="Основнойшрифтабзаца" style:family="text">
      <style:text-properties style:language-asian="ru" style:country-asian="RU" style:language-complex="ar" style:country-complex="SA"/>
    </style:style>
    <style:style style:name="T368" style:parent-style-name="Основнойшрифтабзаца" style:family="text">
      <style:text-properties style:language-asian="ru" style:country-asian="RU" style:language-complex="ar" style:country-complex="SA"/>
    </style:style>
    <style:style style:name="P369" style:parent-style-name="Standard" style:family="paragraph">
      <style:text-properties style:language-asian="ru" style:country-asian="RU" style:language-complex="ar" style:country-complex="SA"/>
    </style:style>
    <style:style style:name="P370" style:parent-style-name="Standard" style:family="paragraph">
      <style:text-properties style:language-asian="ru" style:country-asian="RU" style:language-complex="ar" style:country-complex="SA"/>
    </style:style>
    <style:style style:name="P371" style:parent-style-name="Standard" style:family="paragraph">
      <style:text-properties style:language-asian="ru" style:country-asian="RU" style:language-complex="ar" style:country-complex="SA"/>
    </style:style>
    <style:style style:name="P372" style:parent-style-name="Заголовок1" style:family="paragraph">
      <style:paragraph-properties fo:break-before="page"/>
    </style:style>
    <style:style style:name="P373" style:parent-style-name="Standard" style:family="paragraph">
      <style:text-properties fo:color="#CE181E"/>
    </style:style>
    <style:style style:name="T374" style:parent-style-name="Основнойшрифтабзаца" style:family="text">
      <style:text-properties fo:language="en" fo:country="US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P379" style:parent-style-name="Standard" style:family="paragraph">
      <style:text-properties fo:language="en" fo:country="US"/>
    </style:style>
    <style:style style:name="P380" style:parent-style-name="Standard" style:family="paragraph">
      <style:paragraph-properties fo:text-align="start" fo:margin-left="0.4916in" fo:text-indent="0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81" style:parent-style-name="Standard" style:family="paragraph">
      <style:paragraph-properties fo:text-align="start"/>
      <style:text-properties style:font-name="Courier New" style:font-name-complex="Courier New" fo:font-size="11pt" style:font-size-asian="11pt" style:font-size-complex="11pt"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Основнойшрифтабзаца" style:family="text">
      <style:text-properties fo:language="en" fo:country="US"/>
    </style:style>
    <style:style style:name="T384" style:parent-style-name="Основнойшрифтабзаца" style:family="text">
      <style:text-properties fo:language="en" fo:country="US"/>
    </style:style>
    <style:style style:name="T385" style:parent-style-name="Основнойшрифтабзаца" style:family="text">
      <style:text-properties fo:language="en" fo:country="US"/>
    </style:style>
    <style:style style:name="P386" style:parent-style-name="Standard" style:family="paragraph">
      <style:paragraph-properties fo:text-align="start" fo:text-indent="0in"/>
      <style:text-properties style:font-name="Courier New" style:font-name-complex="Courier New" fo:font-size="11pt" style:font-size-asian="11pt" style:font-size-complex="11pt" fo:language="en" fo:country="US"/>
    </style:style>
    <style:style style:name="P387" style:parent-style-name="Standard" style:family="paragraph">
      <style:paragraph-properties fo:text-align="start" fo:margin-left="0.4916in" fo:text-indent="0.0006in">
        <style:tab-stops/>
      </style:paragraph-properties>
    </style:style>
    <style:style style:name="T38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8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9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9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9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9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9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9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0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0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0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0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0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0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0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0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1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1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1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1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1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1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1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1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1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2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2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2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2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2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2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2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2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2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2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3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3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3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3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3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3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3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3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4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4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4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4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4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4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4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4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5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5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5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5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5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5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5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5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5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6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6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6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6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6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6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6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6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7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7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7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7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7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7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7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8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8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8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8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8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8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8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8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9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9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9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9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9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49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0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0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0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0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0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0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0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0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1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1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1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1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1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1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1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1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1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2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2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2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2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2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2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2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2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2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2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3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3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3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3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3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3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3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3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4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4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4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4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4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4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4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4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5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5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5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5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5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5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5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5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5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6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6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6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6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6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6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6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6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7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7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7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7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7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7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7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8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8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8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8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8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8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8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8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9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9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9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9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9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59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0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0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0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0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0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0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0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0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1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1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1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1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1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1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1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1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1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2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2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2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2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2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2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2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2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2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2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3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3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3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3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3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36" style:parent-style-name="Standard" style:family="paragraph">
      <style:paragraph-properties fo:text-align="start"/>
      <style:text-properties style:font-name="Courier New" style:font-name-complex="Courier New" fo:font-size="11pt" style:font-size-asian="11pt" style:font-size-complex="11pt" fo:language="en" fo:country="US"/>
    </style:style>
    <style:style style:name="P637" style:parent-style-name="Заголовок1" style:family="paragraph">
      <style:paragraph-properties fo:break-before="page"/>
    </style:style>
    <style:style style:name="P638" style:parent-style-name="Table" style:family="paragraph">
      <style:paragraph-properties fo:keep-with-next="always"/>
    </style:style>
    <style:style style:name="TableColumn640" style:family="table-column">
      <style:table-column-properties style:column-width="1.6236in" style:use-optimal-column-width="false"/>
    </style:style>
    <style:style style:name="TableColumn641" style:family="table-column">
      <style:table-column-properties style:column-width="1.6243in" style:use-optimal-column-width="false"/>
    </style:style>
    <style:style style:name="TableColumn642" style:family="table-column">
      <style:table-column-properties style:column-width="1.6243in" style:use-optimal-column-width="false"/>
    </style:style>
    <style:style style:name="TableColumn643" style:family="table-column">
      <style:table-column-properties style:column-width="1.6243in" style:use-optimal-column-width="false"/>
    </style:style>
    <style:style style:name="Table639" style:family="table">
      <style:table-properties style:width="6.4965in" fo:margin-left="0in" table:align="lef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paragraph-properties fo:text-indent="0in"/>
    </style:style>
    <style:style style:name="T647" style:parent-style-name="Основнойшрифтабзаца" style:family="text">
      <style:text-properties fo:font-size="12pt" style:font-size-asian="12pt" fo:language="en" fo:country="US"/>
    </style:style>
    <style:style style:name="T648" style:parent-style-name="Основнойшрифтабзаца" style:family="text">
      <style:text-properties fo:font-size="12pt" style:font-size-asian="12pt"/>
    </style:style>
    <style:style style:name="T649" style:parent-style-name="Основнойшрифтабзаца" style:family="text">
      <style:text-properties fo:font-size="12pt" style:font-size-asian="12pt" fo:language="en" fo:country="US"/>
    </style:style>
    <style:style style:name="T650" style:parent-style-name="Основнойшрифтабзаца" style:family="text">
      <style:text-properties fo:font-size="12pt" style:font-size-asian="12pt"/>
    </style:style>
    <style:style style:name="TableCell6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indent="0in"/>
    </style:style>
    <style:style style:name="T653" style:parent-style-name="Основнойшрифтабзаца" style:family="text">
      <style:text-properties fo:font-size="12pt" style:font-size-asian="12pt"/>
    </style:style>
    <style:style style:name="T654" style:parent-style-name="Основнойшрифтабзаца" style:family="text">
      <style:text-properties fo:font-size="12pt" style:font-size-asian="12pt" fo:language="en" fo:country="US"/>
    </style:style>
    <style:style style:name="T655" style:parent-style-name="Основнойшрифтабзаца" style:family="text">
      <style:text-properties fo:font-size="12pt" style:font-size-asian="12pt"/>
    </style:style>
    <style:style style:name="TableCell6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indent="0in"/>
    </style:style>
    <style:style style:name="T658" style:parent-style-name="Основнойшрифтабзаца" style:family="text">
      <style:text-properties fo:font-size="12pt" style:font-size-asian="12pt"/>
    </style:style>
    <style:style style:name="T659" style:parent-style-name="Основнойшрифтабзаца" style:family="text">
      <style:text-properties fo:font-size="12pt" style:font-size-asian="12pt" fo:language="en" fo:country="US"/>
    </style:style>
    <style:style style:name="T660" style:parent-style-name="Основнойшрифтабзаца" style:family="text">
      <style:text-properties fo:font-size="12pt" style:font-size-asian="12pt"/>
    </style:style>
    <style:style style:name="TableCell6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paragraph-properties fo:text-indent="0in"/>
    </style:style>
    <style:style style:name="T663" style:parent-style-name="Основнойшрифтабзаца" style:family="text">
      <style:text-properties fo:font-size="12pt" style:font-size-asian="12p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fo:font-size="12pt" style:font-size-asian="12pt" fo:language="en" fo:country="US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fo:font-size="12pt" style:font-size-asian="12pt" fo:language="en" fo:country="US"/>
    </style:style>
    <style:style style:name="P669" style:parent-style-name="TableContents" style:family="paragraph">
      <style:text-properties fo:font-size="12pt" style:font-size-asian="12pt" fo:language="en" fo:country="US"/>
    </style:style>
    <style:style style:name="P670" style:parent-style-name="TableContents" style:family="paragraph">
      <style:text-properties fo:font-size="12pt" style:font-size-asian="12pt" fo:language="en" fo:country="US"/>
    </style:style>
    <style:style style:name="P671" style:parent-style-name="TableContents" style:family="paragraph">
      <style:text-properties fo:font-size="12pt" style:font-size-asian="12pt" fo:language="en" fo:country="US"/>
    </style:style>
    <style:style style:name="P672" style:parent-style-name="TableContents" style:family="paragraph">
      <style:text-properties fo:font-size="12pt" style:font-size-asian="12pt" fo:language="en" fo:country="US"/>
    </style:style>
    <style:style style:name="P673" style:parent-style-name="TableContents" style:family="paragraph">
      <style:text-properties fo:font-size="12pt" style:font-size-asian="12pt" fo:language="en" fo:country="US"/>
    </style:style>
    <style:style style:name="P674" style:parent-style-name="TableContents" style:family="paragraph">
      <style:text-properties fo:font-size="12pt" style:font-size-asian="12pt" fo:language="en" fo:country="US"/>
    </style:style>
    <style:style style:name="P675" style:parent-style-name="TableContents" style:family="paragraph">
      <style:text-properties fo:font-size="12pt" style:font-size-asian="12pt" fo:language="en" fo:country="US"/>
    </style:style>
    <style:style style:name="P676" style:parent-style-name="TableContents" style:family="paragraph">
      <style:text-properties fo:font-size="12pt" style:font-size-asian="12pt" fo:language="en" fo:country="US"/>
    </style:style>
    <style:style style:name="P677" style:parent-style-name="TableContents" style:family="paragraph">
      <style:text-properties fo:font-size="12pt" style:font-size-asian="12pt" fo:language="en" fo:country="US"/>
    </style:style>
    <style:style style:name="P678" style:parent-style-name="TableContents" style:family="paragraph">
      <style:text-properties fo:font-size="12pt" style:font-size-asian="12pt" fo:language="en" fo:country="US"/>
    </style:style>
    <style:style style:name="P679" style:parent-style-name="TableContents" style:family="paragraph">
      <style:text-properties fo:font-size="12pt" style:font-size-asian="12pt" fo:language="en" fo:country="US"/>
    </style:style>
    <style:style style:name="P680" style:parent-style-name="TableContents" style:family="paragraph">
      <style:text-properties fo:font-size="12pt" style:font-size-asian="12pt" fo:language="en" fo:country="US"/>
    </style:style>
    <style:style style:name="P681" style:parent-style-name="TableContents" style:family="paragraph">
      <style:text-properties fo:font-size="12pt" style:font-size-asian="12pt" fo:language="en" fo:country="US"/>
    </style:style>
    <style:style style:name="P682" style:parent-style-name="TableContents" style:family="paragraph">
      <style:text-properties fo:font-size="12pt" style:font-size-asian="12pt" fo:language="en" fo:country="US"/>
    </style:style>
    <style:style style:name="P683" style:parent-style-name="TableContents" style:family="paragraph">
      <style:text-properties fo:font-size="12pt" style:font-size-asian="12pt" fo:language="en" fo:country="US"/>
    </style:style>
    <style:style style:name="P684" style:parent-style-name="TableContents" style:family="paragraph">
      <style:text-properties fo:font-size="12pt" style:font-size-asian="12pt" fo:language="en" fo:country="US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TableCell6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text-indent="0in"/>
    </style:style>
    <style:style style:name="T689" style:parent-style-name="Основнойшрифтабзаца" style:family="text">
      <style:text-properties fo:font-size="12pt" style:font-size-asian="12pt"/>
    </style:style>
    <style:style style:name="T690" style:parent-style-name="Основнойшрифтабзаца" style:family="text">
      <style:text-properties fo:font-size="12pt" style:font-size-asian="12pt" fo:language="en" fo:country="US"/>
    </style:style>
    <style:style style:name="T691" style:parent-style-name="Основнойшрифтабзаца" style:family="text">
      <style:text-properties fo:font-size="12pt" style:font-size-asian="12pt"/>
    </style:style>
    <style:style style:name="T692" style:parent-style-name="Основнойшрифтабзаца" style:family="text">
      <style:text-properties fo:font-size="12pt" style:font-size-asian="12pt" fo:language="en" fo:country="US"/>
    </style:style>
    <style:style style:name="T693" style:parent-style-name="Основнойшрифтабзаца" style:family="text">
      <style:text-properties fo:font-size="12pt" style:font-size-asian="12p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fo:font-size="12pt" style:font-size-asian="12pt" fo:language="en" fo:country="US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fo:font-size="12pt" style:font-size-asian="12pt" fo:language="en" fo:country="US"/>
    </style:style>
    <style:style style:name="P699" style:parent-style-name="TableContents" style:family="paragraph">
      <style:text-properties fo:font-size="12pt" style:font-size-asian="12pt" fo:language="en" fo:country="US"/>
    </style:style>
    <style:style style:name="P700" style:parent-style-name="TableContents" style:family="paragraph">
      <style:text-properties fo:font-size="12pt" style:font-size-asian="12pt" fo:language="en" fo:country="US"/>
    </style:style>
    <style:style style:name="P701" style:parent-style-name="TableContents" style:family="paragraph">
      <style:text-properties fo:font-size="12pt" style:font-size-asian="12pt" fo:language="en" fo:country="US"/>
    </style:style>
    <style:style style:name="P702" style:parent-style-name="TableContents" style:family="paragraph">
      <style:text-properties fo:font-size="12pt" style:font-size-asian="12pt" fo:language="en" fo:country="US"/>
    </style:style>
    <style:style style:name="P703" style:parent-style-name="TableContents" style:family="paragraph">
      <style:text-properties fo:font-size="12pt" style:font-size-asian="12pt" fo:language="en" fo:country="US"/>
    </style:style>
    <style:style style:name="P704" style:parent-style-name="TableContents" style:family="paragraph">
      <style:text-properties fo:font-size="12pt" style:font-size-asian="12pt" fo:language="en" fo:country="US"/>
    </style:style>
    <style:style style:name="P705" style:parent-style-name="TableContents" style:family="paragraph">
      <style:text-properties fo:font-size="12pt" style:font-size-asian="12pt" fo:language="en" fo:country="US"/>
    </style:style>
    <style:style style:name="P706" style:parent-style-name="TableContents" style:family="paragraph">
      <style:text-properties fo:font-size="12pt" style:font-size-asian="12pt" fo:language="en" fo:country="US"/>
    </style:style>
    <style:style style:name="P707" style:parent-style-name="TableContents" style:family="paragraph">
      <style:text-properties fo:font-size="12pt" style:font-size-asian="12pt" fo:language="en" fo:country="US"/>
    </style:style>
    <style:style style:name="P708" style:parent-style-name="TableContents" style:family="paragraph">
      <style:text-properties fo:font-size="12pt" style:font-size-asian="12pt" fo:language="en" fo:country="US"/>
    </style:style>
    <style:style style:name="P709" style:parent-style-name="TableContents" style:family="paragraph">
      <style:text-properties fo:font-size="12pt" style:font-size-asian="12pt" fo:language="en" fo:country="US"/>
    </style:style>
    <style:style style:name="P710" style:parent-style-name="TableContents" style:family="paragraph">
      <style:text-properties fo:font-size="12pt" style:font-size-asian="12pt" fo:language="en" fo:country="US"/>
    </style:style>
    <style:style style:name="P711" style:parent-style-name="TableContents" style:family="paragraph">
      <style:text-properties fo:font-size="12pt" style:font-size-asian="12pt" fo:language="en" fo:country="US"/>
    </style:style>
    <style:style style:name="P712" style:parent-style-name="TableContents" style:family="paragraph">
      <style:text-properties fo:font-size="12pt" style:font-size-asian="12pt" fo:language="en" fo:country="US"/>
    </style:style>
    <style:style style:name="P713" style:parent-style-name="TableContents" style:family="paragraph">
      <style:text-properties fo:font-size="12pt" style:font-size-asian="12pt" fo:language="en" fo:country="US"/>
    </style:style>
    <style:style style:name="P714" style:parent-style-name="TableContents" style:family="paragraph">
      <style:text-properties fo:font-size="12pt" style:font-size-asian="12pt" fo:language="en" fo:country="US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indent="0in"/>
      <style:text-properties fo:language="en" fo:country="US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paragraph-properties fo:text-indent="0in"/>
    </style:style>
    <style:style style:name="T719" style:parent-style-name="Основнойшрифтабзаца" style:family="text">
      <style:text-properties fo:font-size="12pt" style:font-size-asian="12pt"/>
    </style:style>
    <style:style style:name="T720" style:parent-style-name="Основнойшрифтабзаца" style:family="text">
      <style:text-properties fo:font-size="12pt" style:font-size-asian="12pt" fo:language="en" fo:country="US"/>
    </style:style>
    <style:style style:name="T721" style:parent-style-name="Основнойшрифтабзаца" style:family="text">
      <style:text-properties fo:font-size="12pt" style:font-size-asian="12pt"/>
    </style:style>
    <style:style style:name="T722" style:parent-style-name="Основнойшрифтабзаца" style:family="text">
      <style:text-properties fo:font-size="12pt" style:font-size-asian="12pt" fo:language="en" fo:country="US"/>
    </style:style>
    <style:style style:name="T723" style:parent-style-name="Основнойшрифтабзаца" style:family="text">
      <style:text-properties fo:font-size="12pt" style:font-size-asian="12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fo:font-size="12pt" style:font-size-asian="12pt" fo:language="en" fo:country="US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fo:font-size="12pt" style:font-size-asian="12pt" fo:language="en" fo:country="US"/>
    </style:style>
    <style:style style:name="P729" style:parent-style-name="TableContents" style:family="paragraph">
      <style:text-properties fo:font-size="12pt" style:font-size-asian="12pt" fo:language="en" fo:country="US"/>
    </style:style>
    <style:style style:name="P730" style:parent-style-name="TableContents" style:family="paragraph">
      <style:text-properties fo:font-size="12pt" style:font-size-asian="12pt" fo:language="en" fo:country="US"/>
    </style:style>
    <style:style style:name="P731" style:parent-style-name="TableContents" style:family="paragraph">
      <style:text-properties fo:font-size="12pt" style:font-size-asian="12pt" fo:language="en" fo:country="US"/>
    </style:style>
    <style:style style:name="P732" style:parent-style-name="TableContents" style:family="paragraph">
      <style:text-properties fo:font-size="12pt" style:font-size-asian="12pt" fo:language="en" fo:country="US"/>
    </style:style>
    <style:style style:name="P733" style:parent-style-name="TableContents" style:family="paragraph">
      <style:text-properties fo:font-size="12pt" style:font-size-asian="12pt" fo:language="en" fo:country="US"/>
    </style:style>
    <style:style style:name="P734" style:parent-style-name="TableContents" style:family="paragraph">
      <style:text-properties fo:font-size="12pt" style:font-size-asian="12pt" fo:language="en" fo:country="US"/>
    </style:style>
    <style:style style:name="P735" style:parent-style-name="TableContents" style:family="paragraph">
      <style:text-properties fo:font-size="12pt" style:font-size-asian="12pt" fo:language="en" fo:country="US"/>
    </style:style>
    <style:style style:name="P736" style:parent-style-name="TableContents" style:family="paragraph">
      <style:text-properties fo:font-size="12pt" style:font-size-asian="12pt" fo:language="en" fo:country="US"/>
    </style:style>
    <style:style style:name="P737" style:parent-style-name="TableContents" style:family="paragraph">
      <style:text-properties fo:font-size="12pt" style:font-size-asian="12pt" fo:language="en" fo:country="US"/>
    </style:style>
    <style:style style:name="T738" style:parent-style-name="Основнойшрифтабзаца" style:family="text">
      <style:text-properties fo:font-size="12pt" style:font-size-asian="12pt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74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74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74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paragraph-properties fo:text-indent="0in"/>
    </style:style>
    <style:style style:name="T746" style:parent-style-name="Основнойшрифтабзаца" style:family="text">
      <style:text-properties fo:font-size="12pt" style:font-size-asian="12pt"/>
    </style:style>
    <style:style style:name="T747" style:parent-style-name="Основнойшрифтабзаца" style:family="text">
      <style:text-properties fo:font-size="12pt" style:font-size-asian="12pt" fo:language="en" fo:country="US"/>
    </style:style>
    <style:style style:name="T748" style:parent-style-name="Основнойшрифтабзаца" style:family="text">
      <style:text-properties fo:font-size="12pt" style:font-size-asian="12pt"/>
    </style:style>
    <style:style style:name="T749" style:parent-style-name="Основнойшрифтабзаца" style:family="text">
      <style:text-properties fo:font-size="12pt" style:font-size-asian="12pt" fo:language="en" fo:country="US"/>
    </style:style>
    <style:style style:name="T750" style:parent-style-name="Основнойшрифтабзаца" style:family="text">
      <style:text-properties fo:font-size="12pt" style:font-size-asian="12pt"/>
    </style:style>
    <style:style style:name="P751" style:parent-style-name="Standard" style:family="paragraph">
      <style:text-properties fo:language="en" fo:country="US"/>
    </style:style>
    <style:style style:name="P752" style:parent-style-name="Table" style:family="paragraph">
      <style:paragraph-properties fo:keep-with-next="always"/>
    </style:style>
    <style:style style:name="T753" style:parent-style-name="Основнойшрифтабзаца" style:family="text">
      <style:text-properties fo:language="en" fo:country="US"/>
    </style:style>
    <style:style style:name="TableColumn755" style:family="table-column">
      <style:table-column-properties style:column-width="1.6236in" style:use-optimal-column-width="false"/>
    </style:style>
    <style:style style:name="TableColumn756" style:family="table-column">
      <style:table-column-properties style:column-width="1.6243in" style:use-optimal-column-width="false"/>
    </style:style>
    <style:style style:name="TableColumn757" style:family="table-column">
      <style:table-column-properties style:column-width="1.6243in" style:use-optimal-column-width="false"/>
    </style:style>
    <style:style style:name="TableColumn758" style:family="table-column">
      <style:table-column-properties style:column-width="1.6243in" style:use-optimal-column-width="false"/>
    </style:style>
    <style:style style:name="Table754" style:family="table">
      <style:table-properties style:width="6.4965in" fo:margin-left="0in" table:align="left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paragraph-properties fo:text-indent="0in"/>
    </style:style>
    <style:style style:name="T762" style:parent-style-name="Основнойшрифтабзаца" style:family="text">
      <style:text-properties fo:font-size="12pt" style:font-size-asian="12pt" fo:language="en" fo:country="US"/>
    </style:style>
    <style:style style:name="T763" style:parent-style-name="Основнойшрифтабзаца" style:family="text">
      <style:text-properties fo:font-size="12pt" style:font-size-asian="12pt"/>
    </style:style>
    <style:style style:name="T764" style:parent-style-name="Основнойшрифтабзаца" style:family="text">
      <style:text-properties fo:font-size="12pt" style:font-size-asian="12pt" fo:language="en" fo:country="US"/>
    </style:style>
    <style:style style:name="T765" style:parent-style-name="Основнойшрифтабзаца" style:family="text">
      <style:text-properties fo:font-size="12pt" style:font-size-asian="12pt"/>
    </style:style>
    <style:style style:name="TableCell7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paragraph-properties fo:text-indent="0in"/>
    </style:style>
    <style:style style:name="T768" style:parent-style-name="Основнойшрифтабзаца" style:family="text">
      <style:text-properties fo:font-size="12pt" style:font-size-asian="12pt"/>
    </style:style>
    <style:style style:name="T769" style:parent-style-name="Основнойшрифтабзаца" style:family="text">
      <style:text-properties fo:font-size="12pt" style:font-size-asian="12pt" fo:language="en" fo:country="US"/>
    </style:style>
    <style:style style:name="T770" style:parent-style-name="Основнойшрифтабзаца" style:family="text">
      <style:text-properties fo:font-size="12pt" style:font-size-asian="12pt"/>
    </style:style>
    <style:style style:name="TableCell7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paragraph-properties fo:text-indent="0in"/>
    </style:style>
    <style:style style:name="T773" style:parent-style-name="Основнойшрифтабзаца" style:family="text">
      <style:text-properties fo:font-size="12pt" style:font-size-asian="12pt"/>
    </style:style>
    <style:style style:name="T774" style:parent-style-name="Основнойшрифтабзаца" style:family="text">
      <style:text-properties fo:font-size="12pt" style:font-size-asian="12pt" fo:language="en" fo:country="US"/>
    </style:style>
    <style:style style:name="T775" style:parent-style-name="Основнойшрифтабзаца" style:family="text">
      <style:text-properties fo:font-size="12pt" style:font-size-asian="12pt"/>
    </style:style>
    <style:style style:name="TableCell7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7" style:parent-style-name="TableContents" style:family="paragraph">
      <style:paragraph-properties fo:text-indent="0in"/>
    </style:style>
    <style:style style:name="T778" style:parent-style-name="Основнойшрифтабзаца" style:family="text">
      <style:text-properties fo:font-size="12pt" style:font-size-asian="12p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fo:font-size="12pt" style:font-size-asian="12pt" fo:language="en" fo:country="US"/>
    </style:style>
    <style:style style:name="TableCell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fo:font-size="12pt" style:font-size-asian="12pt" fo:language="en" fo:country="US"/>
    </style:style>
    <style:style style:name="P784" style:parent-style-name="TableContents" style:family="paragraph">
      <style:text-properties fo:font-size="12pt" style:font-size-asian="12pt" fo:language="en" fo:country="US"/>
    </style:style>
    <style:style style:name="P785" style:parent-style-name="TableContents" style:family="paragraph">
      <style:text-properties fo:font-size="12pt" style:font-size-asian="12pt" fo:language="en" fo:country="US"/>
    </style:style>
    <style:style style:name="P786" style:parent-style-name="TableContents" style:family="paragraph">
      <style:text-properties fo:font-size="12pt" style:font-size-asian="12pt" fo:language="en" fo:country="US"/>
    </style:style>
    <style:style style:name="P787" style:parent-style-name="TableContents" style:family="paragraph">
      <style:text-properties fo:font-size="12pt" style:font-size-asian="12pt" fo:language="en" fo:country="US"/>
    </style:style>
    <style:style style:name="P788" style:parent-style-name="TableContents" style:family="paragraph">
      <style:text-properties fo:font-size="12pt" style:font-size-asian="12pt" fo:language="en" fo:country="US"/>
    </style:style>
    <style:style style:name="P789" style:parent-style-name="TableContents" style:family="paragraph">
      <style:text-properties fo:font-size="12pt" style:font-size-asian="12pt" fo:language="en" fo:country="US"/>
    </style:style>
    <style:style style:name="P790" style:parent-style-name="TableContents" style:family="paragraph">
      <style:text-properties fo:font-size="12pt" style:font-size-asian="12pt" fo:language="en" fo:country="US"/>
    </style:style>
    <style:style style:name="P791" style:parent-style-name="TableContents" style:family="paragraph">
      <style:text-properties fo:font-size="12pt" style:font-size-asian="12pt" fo:language="en" fo:country="US"/>
    </style:style>
    <style:style style:name="P792" style:parent-style-name="TableContents" style:family="paragraph">
      <style:text-properties fo:font-size="12pt" style:font-size-asian="12pt" fo:language="en" fo:country="US"/>
    </style:style>
    <style:style style:name="P793" style:parent-style-name="TableContents" style:family="paragraph">
      <style:text-properties fo:font-size="12pt" style:font-size-asian="12pt" fo:language="en" fo:country="US"/>
    </style:style>
    <style:style style:name="P794" style:parent-style-name="TableContents" style:family="paragraph">
      <style:text-properties fo:font-size="12pt" style:font-size-asian="12pt" fo:language="en" fo:country="US"/>
    </style:style>
    <style:style style:name="P795" style:parent-style-name="TableContents" style:family="paragraph">
      <style:text-properties fo:font-size="12pt" style:font-size-asian="12pt" fo:language="en" fo:country="US"/>
    </style:style>
    <style:style style:name="P796" style:parent-style-name="TableContents" style:family="paragraph">
      <style:text-properties fo:font-size="12pt" style:font-size-asian="12pt" fo:language="en" fo:country="US"/>
    </style:style>
    <style:style style:name="P797" style:parent-style-name="TableContents" style:family="paragraph">
      <style:text-properties fo:font-size="12pt" style:font-size-asian="12pt" fo:language="en" fo:country="US"/>
    </style:style>
    <style:style style:name="P798" style:parent-style-name="TableContents" style:family="paragraph">
      <style:text-properties fo:font-size="12pt" style:font-size-asian="12pt" fo:language="en" fo:country="US"/>
    </style:style>
    <style:style style:name="P799" style:parent-style-name="TableContents" style:family="paragraph">
      <style:text-properties fo:font-size="12pt" style:font-size-asian="12pt" fo:language="en" fo:country="US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P802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P803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TableCell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5" style:parent-style-name="TableContents" style:family="paragraph">
      <style:paragraph-properties fo:text-indent="0in"/>
    </style:style>
    <style:style style:name="T806" style:parent-style-name="Основнойшрифтабзаца" style:family="text">
      <style:text-properties fo:font-size="12pt" style:font-size-asian="12pt"/>
    </style:style>
    <style:style style:name="T807" style:parent-style-name="Основнойшрифтабзаца" style:family="text">
      <style:text-properties fo:font-size="12pt" style:font-size-asian="12pt" fo:language="en" fo:country="US"/>
    </style:style>
    <style:style style:name="T808" style:parent-style-name="Основнойшрифтабзаца" style:family="text">
      <style:text-properties fo:font-size="12pt" style:font-size-asian="12pt"/>
    </style:style>
    <style:style style:name="T809" style:parent-style-name="Основнойшрифтабзаца" style:family="text">
      <style:text-properties fo:font-size="12pt" style:font-size-asian="12pt" fo:language="en" fo:country="US"/>
    </style:style>
    <style:style style:name="T810" style:parent-style-name="Основнойшрифтабзаца" style:family="text">
      <style:text-properties fo:font-size="12pt" style:font-size-asian="12p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fo:font-size="12pt" style:font-size-asian="12pt" fo:language="en" fo:country="US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fo:font-size="12pt" style:font-size-asian="12pt" fo:language="en" fo:country="US"/>
    </style:style>
    <style:style style:name="P816" style:parent-style-name="TableContents" style:family="paragraph">
      <style:text-properties fo:font-size="12pt" style:font-size-asian="12pt" fo:language="en" fo:country="US"/>
    </style:style>
    <style:style style:name="P817" style:parent-style-name="TableContents" style:family="paragraph">
      <style:text-properties fo:font-size="12pt" style:font-size-asian="12pt" fo:language="en" fo:country="US"/>
    </style:style>
    <style:style style:name="P818" style:parent-style-name="TableContents" style:family="paragraph">
      <style:text-properties fo:font-size="12pt" style:font-size-asian="12pt" fo:language="en" fo:country="US"/>
    </style:style>
    <style:style style:name="P819" style:parent-style-name="TableContents" style:family="paragraph">
      <style:text-properties fo:font-size="12pt" style:font-size-asian="12pt" fo:language="en" fo:country="US"/>
    </style:style>
    <style:style style:name="P820" style:parent-style-name="TableContents" style:family="paragraph">
      <style:text-properties fo:font-size="12pt" style:font-size-asian="12pt" fo:language="en" fo:country="US"/>
    </style:style>
    <style:style style:name="P821" style:parent-style-name="TableContents" style:family="paragraph">
      <style:text-properties fo:font-size="12pt" style:font-size-asian="12pt" fo:language="en" fo:country="US"/>
    </style:style>
    <style:style style:name="P822" style:parent-style-name="TableContents" style:family="paragraph">
      <style:text-properties fo:font-size="12pt" style:font-size-asian="12pt" fo:language="en" fo:country="US"/>
    </style:style>
    <style:style style:name="P823" style:parent-style-name="TableContents" style:family="paragraph">
      <style:text-properties fo:font-size="12pt" style:font-size-asian="12pt" fo:language="en" fo:country="US"/>
    </style:style>
    <style:style style:name="P824" style:parent-style-name="TableContents" style:family="paragraph">
      <style:text-properties fo:font-size="12pt" style:font-size-asian="12pt" fo:language="en" fo:country="US"/>
    </style:style>
    <style:style style:name="P825" style:parent-style-name="TableContents" style:family="paragraph">
      <style:text-properties fo:font-size="12pt" style:font-size-asian="12pt" fo:language="en" fo:country="US"/>
    </style:style>
    <style:style style:name="P826" style:parent-style-name="TableContents" style:family="paragraph">
      <style:text-properties fo:font-size="12pt" style:font-size-asian="12pt" fo:language="en" fo:country="US"/>
    </style:style>
    <style:style style:name="P827" style:parent-style-name="TableContents" style:family="paragraph">
      <style:text-properties fo:font-size="12pt" style:font-size-asian="12pt" fo:language="en" fo:country="US"/>
    </style:style>
    <style:style style:name="P828" style:parent-style-name="TableContents" style:family="paragraph">
      <style:text-properties fo:font-size="12pt" style:font-size-asian="12pt" fo:language="en" fo:country="US"/>
    </style:style>
    <style:style style:name="P829" style:parent-style-name="TableContents" style:family="paragraph">
      <style:text-properties fo:font-size="12pt" style:font-size-asian="12pt" fo:language="en" fo:country="US"/>
    </style:style>
    <style:style style:name="P830" style:parent-style-name="TableContents" style:family="paragraph">
      <style:text-properties fo:font-size="12pt" style:font-size-asian="12pt" fo:language="en" fo:country="US"/>
    </style:style>
    <style:style style:name="P831" style:parent-style-name="TableContents" style:family="paragraph">
      <style:text-properties fo:font-size="12pt" style:font-size-asian="12pt" fo:language="en" fo:country="US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P834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P835" style:parent-style-name="TableContents" style:family="paragraph">
      <style:paragraph-properties fo:text-align="start" fo:text-indent="0in"/>
    </style:style>
    <style:style style:name="T836" style:parent-style-name="Основнойшрифтабзаца" style:family="text">
      <style:text-properties fo:font-size="12pt" style:font-size-asian="12pt" fo:language="en" fo:country="US"/>
    </style:style>
    <style:style style:name="TableCell8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indent="0in"/>
    </style:style>
    <style:style style:name="T839" style:parent-style-name="Основнойшрифтабзаца" style:family="text">
      <style:text-properties fo:font-size="12pt" style:font-size-asian="12pt"/>
    </style:style>
    <style:style style:name="T840" style:parent-style-name="Основнойшрифтабзаца" style:family="text">
      <style:text-properties fo:font-size="12pt" style:font-size-asian="12pt" fo:language="en" fo:country="US"/>
    </style:style>
    <style:style style:name="T841" style:parent-style-name="Основнойшрифтабзаца" style:family="text">
      <style:text-properties fo:font-size="12pt" style:font-size-asian="12pt"/>
    </style:style>
    <style:style style:name="T842" style:parent-style-name="Основнойшрифтабзаца" style:family="text">
      <style:text-properties fo:font-size="12pt" style:font-size-asian="12pt" fo:language="en" fo:country="US"/>
    </style:style>
    <style:style style:name="T843" style:parent-style-name="Основнойшрифтабзаца" style:family="text">
      <style:text-properties fo:font-size="12pt" style:font-size-asian="12p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fo:font-size="12pt" style:font-size-asian="12pt" fo:language="en" fo:country="US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fo:font-size="12pt" style:font-size-asian="12pt" fo:language="en" fo:country="US"/>
    </style:style>
    <style:style style:name="P849" style:parent-style-name="TableContents" style:family="paragraph">
      <style:text-properties fo:font-size="12pt" style:font-size-asian="12pt" fo:language="en" fo:country="US"/>
    </style:style>
    <style:style style:name="P850" style:parent-style-name="TableContents" style:family="paragraph">
      <style:text-properties fo:font-size="12pt" style:font-size-asian="12pt" fo:language="en" fo:country="US"/>
    </style:style>
    <style:style style:name="P851" style:parent-style-name="TableContents" style:family="paragraph">
      <style:text-properties fo:font-size="12pt" style:font-size-asian="12pt" fo:language="en" fo:country="US"/>
    </style:style>
    <style:style style:name="P852" style:parent-style-name="TableContents" style:family="paragraph">
      <style:text-properties fo:font-size="12pt" style:font-size-asian="12pt" fo:language="en" fo:country="US"/>
    </style:style>
    <style:style style:name="P853" style:parent-style-name="TableContents" style:family="paragraph">
      <style:text-properties fo:font-size="12pt" style:font-size-asian="12pt" fo:language="en" fo:country="US"/>
    </style:style>
    <style:style style:name="P854" style:parent-style-name="TableContents" style:family="paragraph">
      <style:text-properties fo:font-size="12pt" style:font-size-asian="12pt" fo:language="en" fo:country="US"/>
    </style:style>
    <style:style style:name="P855" style:parent-style-name="TableContents" style:family="paragraph">
      <style:text-properties fo:font-size="12pt" style:font-size-asian="12pt" fo:language="en" fo:country="US"/>
    </style:style>
    <style:style style:name="P856" style:parent-style-name="TableContents" style:family="paragraph">
      <style:text-properties fo:font-size="12pt" style:font-size-asian="12pt" fo:language="en" fo:country="US"/>
    </style:style>
    <style:style style:name="P857" style:parent-style-name="TableContents" style:family="paragraph">
      <style:text-properties fo:font-size="12pt" style:font-size-asian="12pt" fo:language="en" fo:country="US"/>
    </style:style>
    <style:style style:name="T858" style:parent-style-name="Основнойшрифтабзаца" style:family="text">
      <style:text-properties fo:font-size="12pt" style:font-size-asian="12pt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P861" style:parent-style-name="TableContents" style:family="paragraph">
      <style:paragraph-properties fo:text-align="start" fo:text-indent="0in"/>
      <style:text-properties fo:font-size="12pt" style:font-size-asian="12pt"/>
    </style:style>
    <style:style style:name="P862" style:parent-style-name="TableContents" style:family="paragraph">
      <style:paragraph-properties fo:text-align="start" fo:text-indent="0in"/>
      <style:text-properties fo:font-size="12pt" style:font-size-asian="12pt"/>
    </style:style>
    <style:style style:name="TableCell8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4" style:parent-style-name="TableContents" style:family="paragraph">
      <style:paragraph-properties fo:text-indent="0in"/>
    </style:style>
    <style:style style:name="T865" style:parent-style-name="Основнойшрифтабзаца" style:family="text">
      <style:text-properties fo:font-size="12pt" style:font-size-asian="12pt"/>
    </style:style>
    <style:style style:name="T866" style:parent-style-name="Основнойшрифтабзаца" style:family="text">
      <style:text-properties fo:font-size="12pt" style:font-size-asian="12pt" fo:language="en" fo:country="US"/>
    </style:style>
    <style:style style:name="T867" style:parent-style-name="Основнойшрифтабзаца" style:family="text">
      <style:text-properties fo:font-size="12pt" style:font-size-asian="12pt"/>
    </style:style>
    <style:style style:name="T868" style:parent-style-name="Основнойшрифтабзаца" style:family="text">
      <style:text-properties fo:font-size="12pt" style:font-size-asian="12pt" fo:language="en" fo:country="US"/>
    </style:style>
    <style:style style:name="T869" style:parent-style-name="Основнойшрифтабзаца" style:family="text">
      <style:text-properties fo:font-size="12pt" style:font-size-asian="12pt"/>
    </style:style>
    <style:style style:name="P870" style:parent-style-name="Standard" style:family="paragraph">
      <style:text-properties fo:language="en" fo:country="US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2</text:span></text:p>
      <text:p text:style-name="P21"><text:span text:style-name="T22">по дисциплине<text:s/></text:span><text:span text:style-name="T23">«Построение и анализ алгоритмов»</text:span></text:p>
      <text:p text:style-name="P24"><text:span text:style-name="T25">Тема:<text:s/></text:span><text:span text:style-name="T26">Жадный алгоритм и А*<text:s/>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 гр.<text:s/></text:span><text:span text:style-name="T40">9303</text:span></text:p>
          </table:table-cell>
          <table:table-cell table:style-name="TableCell41">
            <text:p text:style-name="P42"/>
          </table:table-cell>
          <table:table-cell table:style-name="TableCell43">
            <text:p text:style-name="P44">Скворчевский Б.С.</text:p>
          </table:table-cell>
        </table:table-row>
        <table:table-row table:style-name="TableRow45">
          <table:table-cell table:style-name="TableCell46">
            <text:p text:style-name="P47">Преподаватель</text:p>
          </table:table-cell>
          <table:table-cell table:style-name="TableCell48">
            <text:p text:style-name="P49"/>
          </table:table-cell>
          <table:table-cell table:style-name="TableCell50">
            <text:p text:style-name="P51"><text:span text:style-name="T52">Шевская Н.В.</text:span></text:p>
          </table:table-cell>
        </table:table-row>
      </table:table>
      <text:p text:style-name="P53"/>
      <text:p text:style-name="P54"/>
      <text:p text:style-name="P55">Санкт-Петербург</text:p>
      <text:p text:style-name="P56">2021</text:p>
      <text:soft-page-break/>
      <text:h text:style-name="P57" text:outline-level="2">Цель работы.</text:h>
      <text:p text:style-name="P58">Изучить алгоритмы построения пути в ориентированном графе. Реализовать жадный алгоритм и алгоритм А*.<text:s/></text:p>
      <text:p text:style-name="Textbody"/>
      <text:h text:style-name="Заголовок2" text:outline-level="2">Задание.</text:h>
      <text:p text:style-name="P59">Вариант 1. В A* вершины именуются целыми числами (в т. ч. отрицательными).<text:s/></text:p>
      <text:p text:style-name="P60">Разработайте программу, которая решает задачу построения пути в ориентированном графе при помощи жадного алгоритма. Жадность в данном случае понимается следующим образом: на каждом шаге выбирается последняя посещённая вершина. Переместиться необходимо в ту вершину, путь до которой является самым дешёвым из последней посещённой вершины. Каждая вершина в графе имеет буквенное обозначение ("a", "b", "c"...), каждое ребро имеет неотрицательный вес. В качестве выходных данных необходимо представить строку, в которой перечислены вершины, по которым необходимо пройти от начальной вершины до конечной.<text:s/></text:p>
      <text:p text:style-name="P61">Разработайте программу, которая решает задачу построения кратчайшего пути в ориентированном графе методом А*. Каждая вершина в графе имеет буквенное обозначение ("a", "b", "c"...), каждое ребро имеет неотрицательный вес. В качестве эвристической функции следует взять близость символов, обозначающих вершины графа, в таблице ASCII. В качестве выходных данных необходимо представить строку, в которой перечислены вершины, по которым необходимо пройти от начальной вершины до конечной.<text:s/></text:p>
      <text:p text:style-name="P62"/>
      <text:p text:style-name="Standard"><text:span text:style-name="T63">В</text:span><text:span text:style-name="T64">ариант<text:s/></text:span><text:span text:style-name="T65">3</text:span><text:span text:style-name="T66">.<text:s/></text:span><text:span text:style-name="T67">Написать функцию, проверяющую эвристику на допустимость и монотонность</text:span><text:span text:style-name="T68">.</text:span></text:p>
      <text:p text:style-name="P69"/>
      <text:p text:style-name="P70"/>
      <text:p text:style-name="P71"/>
      <text:soft-page-break/>
      <text:h text:style-name="Заголовок2" text:outline-level="2">Выполнение работы.</text:h>
      <text:p text:style-name="P72"><text:span text:style-name="T73">Описание классов и функций:</text:span></text:p>
      <text:list text:style-name="LFO3" text:continue-numbering="true">
        <text:list-item>
          <text:p text:style-name="P74">Для жадного алгоритма</text:p>
        </text:list-item>
      </text:list>
      <text:p text:style-name="P75"><text:span text:style-name="T76">cort(mas)</text:span><text:span text:style-name="T77"><text:s/>–</text:span><text:span text:style-name="T78"> </text:span><text:span text:style-name="T79">функция для сортировки списка соединений узла по длине ребра</text:span></text:p>
      <text:p text:style-name="P80"><text:span text:style-name="T81">get</text:span><text:span text:style-name="T82">_</text:span><text:span text:style-name="T83">by</text:span><text:span text:style-name="T84">_</text:span><text:span text:style-name="T85">name</text:span><text:span text:style-name="T86">(</text:span><text:span text:style-name="T87">ps</text:span><text:span text:style-name="T88">,<text:s/></text:span><text:span text:style-name="T89">name</text:span><text:span text:style-name="T90">)</text:span><text:span text:style-name="T91"><text:s/>–</text:span><text:span text:style-name="T92"> </text:span><text:span text:style-name="T93">принимает</text:span><text:span text:style-name="T94"><text:s/></text:span><text:span text:style-name="T95">список</text:span><text:span text:style-name="T96"><text:s/></text:span><text:span text:style-name="T97">узлов</text:span><text:span text:style-name="T98"><text:s/></text:span><text:span text:style-name="T99">и имя узла, возвращает соответствующий узел</text:span></text:p>
      <text:p text:style-name="P100"><text:span text:style-name="T101">append_list(mass, new)</text:span><text:span text:style-name="T102"><text:s/>– принимает два списка и присоединяет элементы второго списка к первому</text:span></text:p>
      <text:p text:style-name="P103"><text:span text:style-name="T104">Node</text:span><text:span text:style-name="T105"><text:s/>– класс узла графа</text:span></text:p>
      <text:p text:style-name="P106"><text:span text:style-name="T107">Graph</text:span><text:span text:style-name="T108"><text:s/>– класс графа</text:span></text:p>
      <text:p text:style-name="P109"><text:span text:style-name="T110">Описание методов класса</text:span><text:span text:style-name="T111"><text:s/></text:span><text:span text:style-name="T112">Graph</text:span><text:span text:style-name="T113">:</text:span></text:p>
      <text:p text:style-name="P114"><text:span text:style-name="T115">__</text:span><text:span text:style-name="T116">init</text:span><text:span text:style-name="T117">__(</text:span><text:span text:style-name="T118">self</text:span><text:span text:style-name="T119">,<text:s/></text:span><text:span text:style-name="T120">nodes</text:span><text:span text:style-name="T121">)</text:span><text:span text:style-name="T122"><text:s/>–</text:span><text:span text:style-name="T123"> </text:span><text:span text:style-name="T124">конструктор</text:span><text:span text:style-name="T125"><text:s/></text:span><text:span text:style-name="T126">класса, строит граф по списку узлов</text:span><text:span text:style-name="T127"><text:s/></text:span></text:p>
      <text:p text:style-name="P128"><text:span text:style-name="T129">connect_dir(self, node1, node2, weight)</text:span><text:span text:style-name="T130"><text:s/>– </text:span><text:span text:style-name="T131">соединяет</text:span><text:span text:style-name="T132"><text:s/></text:span><text:span text:style-name="T133">два</text:span><text:span text:style-name="T134"><text:s/></text:span><text:span text:style-name="T135">узла</text:span><text:span text:style-name="T136"><text:s/></text:span><text:span text:style-name="T137">графа</text:span></text:p>
      <text:p text:style-name="P138"><text:span text:style-name="T139">print</text:span><text:span text:style-name="T140">_</text:span><text:span text:style-name="T141">map</text:span><text:span text:style-name="T142">(</text:span><text:span text:style-name="T143">self</text:span><text:span text:style-name="T144">)</text:span><text:span text:style-name="T145"><text:s/>–</text:span><text:span text:style-name="T146"> </text:span><text:span text:style-name="T147">выводит</text:span><text:span text:style-name="T148"><text:s/></text:span><text:span text:style-name="T149">матрицу смежности графа</text:span></text:p>
      <text:p text:style-name="P150"><text:span text:style-name="T151">get</text:span><text:span text:style-name="T152">_</text:span><text:span text:style-name="T153">cons</text:span><text:span text:style-name="T154">(</text:span><text:span text:style-name="T155">self</text:span><text:span text:style-name="T156">,<text:s/></text:span><text:span text:style-name="T157">node</text:span><text:span text:style-name="T158">)</text:span><text:span text:style-name="T159"><text:s/>–</text:span><text:span text:style-name="T160"> </text:span><text:span text:style-name="T161">выводит</text:span><text:span text:style-name="T162"><text:s/></text:span><text:span text:style-name="T163">список</text:span><text:span text:style-name="T164"><text:s/></text:span><text:span text:style-name="T165">связей для узла</text:span></text:p>
      <text:p text:style-name="P166"><text:span text:style-name="T167">find</text:span><text:span text:style-name="T168">_</text:span><text:span text:style-name="T169">path</text:span><text:span text:style-name="T170">(</text:span><text:span text:style-name="T171">self</text:span><text:span text:style-name="T172">,<text:s/></text:span><text:span text:style-name="T173">start</text:span><text:span text:style-name="T174">,<text:s/></text:span><text:span text:style-name="T175">end</text:span><text:span text:style-name="T176">,<text:s/></text:span><text:span text:style-name="T177">gpath</text:span><text:span text:style-name="T178">)</text:span><text:span text:style-name="T179"><text:s/>–</text:span><text:span text:style-name="T180"> </text:span><text:span text:style-name="T181">находит</text:span><text:span text:style-name="T182"><text:s/></text:span><text:span text:style-name="T183">путь</text:span><text:span text:style-name="T184"><text:s/></text:span><text:span text:style-name="T185">от</text:span><text:span text:style-name="T186"><text:s/></text:span><text:span text:style-name="T187">одного</text:span><text:span text:style-name="T188"><text:s/></text:span><text:span text:style-name="T189">узла графа до другого</text:span></text:p>
      <text:list text:style-name="LFO3" text:continue-numbering="true">
        <text:list-item>
          <text:p text:style-name="P190"><text:span text:style-name="T191">Для А*:</text:span></text:p>
        </text:list-item>
      </text:list>
      <text:p text:style-name="P192"><text:span text:style-name="T193">SortedQueue</text:span><text:span text:style-name="T194"><text:s/>– класс сомосортирующейся очереди</text:span></text:p>
      <text:p text:style-name="P195"><text:span text:style-name="T196">cort(mas)</text:span><text:span text:style-name="T197"><text:s/>– функция для сортировки очереди</text:span></text:p>
      <text:p text:style-name="P198"><text:span text:style-name="T199">get</text:span><text:span text:style-name="T200">_</text:span><text:span text:style-name="T201">by</text:span><text:span text:style-name="T202">_</text:span><text:span text:style-name="T203">name</text:span><text:span text:style-name="T204">(</text:span><text:span text:style-name="T205">ps</text:span><text:span text:style-name="T206">,<text:s/></text:span><text:span text:style-name="T207">name</text:span><text:span text:style-name="T208">)</text:span><text:span text:style-name="T209"><text:s/>–</text:span><text:span text:style-name="T210"> </text:span><text:span text:style-name="T211">принимает</text:span><text:span text:style-name="T212"><text:s/></text:span><text:span text:style-name="T213">список</text:span><text:span text:style-name="T214"><text:s/></text:span><text:span text:style-name="T215">узлов</text:span><text:span text:style-name="T216"><text:s/></text:span><text:span text:style-name="T217">и имя узла, возвращает соответствующий узел</text:span></text:p>
      <text:p text:style-name="P218"><text:span text:style-name="T219">get</text:span><text:span text:style-name="T220">_</text:span><text:span text:style-name="T221">by</text:span><text:span text:style-name="T222">_</text:span><text:span text:style-name="T223">data</text:span><text:span text:style-name="T224">(</text:span><text:span text:style-name="T225">slovar</text:span><text:span text:style-name="T226">,<text:s/></text:span><text:span text:style-name="T227">data</text:span><text:span text:style-name="T228">)</text:span><text:span text:style-name="T229"><text:s/></text:span><text:span text:style-name="T230">– принимает</text:span><text:span text:style-name="T231"><text:s/></text:span><text:span text:style-name="T232">словарь</text:span><text:span text:style-name="T233"><text:s/></text:span><text:span text:style-name="T234">узлов</text:span><text:span text:style-name="T235"><text:s/></text:span><text:span text:style-name="T236">и индекс узла, возвращает соответствующий узел</text:span></text:p>
      <text:p text:style-name="P237"><text:span text:style-name="T238">Node</text:span><text:span text:style-name="T239"><text:s/>– класс узла графа</text:span></text:p>
      <text:p text:style-name="P240"><text:span text:style-name="T241">Graph</text:span><text:span text:style-name="T242"><text:s/>– класс графа</text:span></text:p>
      <text:soft-page-break/>
      <text:p text:style-name="P243"><text:span text:style-name="T244">Описание методов класса</text:span><text:span text:style-name="T245"><text:s/></text:span><text:span text:style-name="T246">Graph</text:span><text:span text:style-name="T247">:</text:span></text:p>
      <text:p text:style-name="P248"><text:span text:style-name="T249">__</text:span><text:span text:style-name="T250">init</text:span><text:span text:style-name="T251">__(</text:span><text:span text:style-name="T252">self</text:span><text:span text:style-name="T253">,<text:s/></text:span><text:span text:style-name="T254">nodes</text:span><text:span text:style-name="T255">)</text:span><text:span text:style-name="T256"><text:s/>–</text:span><text:span text:style-name="T257"> </text:span><text:span text:style-name="T258">конструктор</text:span><text:span text:style-name="T259"><text:s/></text:span><text:span text:style-name="T260">класса, строит граф по списку узлов</text:span><text:span text:style-name="T261"><text:s/></text:span><text:span text:style-name="T262">connect_dir(self, node1, node2, weight)</text:span><text:span text:style-name="T263"><text:s/>– соединяет два узла графа</text:span></text:p>
      <text:p text:style-name="P264"><text:span text:style-name="T265">connect_dir(self, node1, node2, weight)</text:span><text:span text:style-name="T266"><text:s/>– </text:span><text:span text:style-name="T267">соединяет</text:span><text:span text:style-name="T268"><text:s/></text:span><text:span text:style-name="T269">два</text:span><text:span text:style-name="T270"><text:s/></text:span><text:span text:style-name="T271">узла</text:span><text:span text:style-name="T272"><text:s/></text:span><text:span text:style-name="T273">графа</text:span></text:p>
      <text:p text:style-name="P274"><text:span text:style-name="T275">get</text:span><text:span text:style-name="T276">_</text:span><text:span text:style-name="T277">weight</text:span><text:span text:style-name="T278">(</text:span><text:span text:style-name="T279">self</text:span><text:span text:style-name="T280">,<text:s/></text:span><text:span text:style-name="T281">n</text:span><text:span text:style-name="T282">1,<text:s/></text:span><text:span text:style-name="T283">n</text:span><text:span text:style-name="T284">2)</text:span><text:span text:style-name="T285"><text:s/></text:span><text:span text:style-name="T286">– находит вес ребра между узлами</text:span></text:p>
      <text:p text:style-name="P287"><text:span text:style-name="T288">get</text:span><text:span text:style-name="T289">_</text:span><text:span text:style-name="T290">cons</text:span><text:span text:style-name="T291">(</text:span><text:span text:style-name="T292">self</text:span><text:span text:style-name="T293">,<text:s/></text:span><text:span text:style-name="T294">node</text:span><text:span text:style-name="T295">)</text:span><text:span text:style-name="T296"><text:s/>–</text:span><text:span text:style-name="T297"> </text:span><text:span text:style-name="T298">находит</text:span><text:span text:style-name="T299"><text:s/></text:span><text:span text:style-name="T300">все</text:span><text:span text:style-name="T301"><text:s/></text:span><text:span text:style-name="T302">связи узла</text:span></text:p>
      <text:p text:style-name="P303"><text:span text:style-name="T304">find</text:span><text:span text:style-name="T305">_</text:span><text:span text:style-name="T306">path</text:span><text:span text:style-name="T307">(</text:span><text:span text:style-name="T308">self</text:span><text:span text:style-name="T309">,<text:s/></text:span><text:span text:style-name="T310">start</text:span><text:span text:style-name="T311">,<text:s/></text:span><text:span text:style-name="T312">end</text:span><text:span text:style-name="T313">,<text:s/></text:span><text:span text:style-name="T314">gpath</text:span><text:span text:style-name="T315">)</text:span><text:span text:style-name="T316"><text:s/>–</text:span><text:span text:style-name="T317"> </text:span><text:span text:style-name="T318">находит</text:span><text:span text:style-name="T319"><text:s/></text:span><text:span text:style-name="T320">путь</text:span><text:span text:style-name="T321"><text:s/></text:span><text:span text:style-name="T322">от</text:span><text:span text:style-name="T323"><text:s/></text:span><text:span text:style-name="T324">одного</text:span><text:span text:style-name="T325"><text:s/></text:span><text:span text:style-name="T326">узла графа до другого</text:span></text:p>
      <text:p text:style-name="P327"><text:span text:style-name="T328">final(self, start, end)</text:span><text:span text:style-name="T329"><text:s/>– </text:span><text:span text:style-name="T330">выводит</text:span><text:span text:style-name="T331"><text:s/></text:span><text:span text:style-name="T332">ответ</text:span></text:p>
      <text:p text:style-name="P333"><text:span text:style-name="T334">check</text:span><text:span text:style-name="T335">_</text:span><text:span text:style-name="T336">mon</text:span><text:span text:style-name="T337">(</text:span><text:span text:style-name="T338">self</text:span><text:span text:style-name="T339">,<text:s/></text:span><text:span text:style-name="T340">start</text:span><text:span text:style-name="T341">,<text:s/></text:span><text:span text:style-name="T342">end</text:span><text:span text:style-name="T343">)</text:span><text:span text:style-name="T344"><text:s/>–</text:span><text:span text:style-name="T345"> </text:span><text:span text:style-name="T346">проверяет</text:span><text:span text:style-name="T347"><text:s/></text:span><text:span text:style-name="T348">эвристику</text:span><text:span text:style-name="T349"><text:s/></text:span><text:span text:style-name="T350">на монотонность</text:span></text:p>
      <text:p text:style-name="P351"><text:span text:style-name="T352">check</text:span><text:span text:style-name="T353">_</text:span><text:span text:style-name="T354">dop</text:span><text:span text:style-name="T355">(</text:span><text:span text:style-name="T356">self</text:span><text:span text:style-name="T357">,<text:s/></text:span><text:span text:style-name="T358">start</text:span><text:span text:style-name="T359">,<text:s/></text:span><text:span text:style-name="T360">end</text:span><text:span text:style-name="T361">)</text:span><text:span text:style-name="T362"><text:s/>–</text:span><text:span text:style-name="T363"> </text:span><text:span text:style-name="T364">проверяет</text:span><text:span text:style-name="T365"><text:s/></text:span><text:span text:style-name="T366">эвристику</text:span><text:span text:style-name="T367"><text:s/></text:span><text:span text:style-name="T368">на допустимость</text:span></text:p>
      <text:p text:style-name="P369">Разработанный программный код см. в приложении А.<text:s/></text:p>
      <text:p text:style-name="P370">Результаты тестирования см. в приложении Б.<text:s/></text:p>
      <text:p text:style-name="P371"/>
      <text:h text:style-name="Заголовок2" text:outline-level="2">Выводы.</text:h>
      <text:p text:style-name="Textbody">Были изучены и реализованы следующие алгоритмы на графах: жадный алгоритм поиска пути в ориентированном графе и алгоритм А* поиска минимального пути в ориентированном графе.<text:s/></text:p>
      <text:p text:style-name="Textbody"/>
      <text:p text:style-name="Standard"/>
      <text:p text:style-name="Textbody"/>
      <text:soft-page-break/>
      <text:h text:style-name="P372" text:outline-level="1">Приложение А<text:line-break/>Исходный код программы</text:h>
      <text:p text:style-name="P373"/>
      <text:p text:style-name="Standard">Название<text:span text:style-name="T374"><text:s/></text:span>файла<text:span text:style-name="T375">:<text:s/></text:span><text:span text:style-name="T376">greezy</text:span><text:span text:style-name="T377">.</text:span><text:span text:style-name="T378">py</text:span></text:p>
      <text:p text:style-name="P379"/>
      <text:p text:style-name="P380">from copy import deepcopy<text:line-break/>from sys import stdin<text:line-break/><text:line-break/><text:line-break/>def cort(mas):<text:line-break/><text:s text:c="4"/>fin = []<text:line-break/><text:s text:c="4"/>mass = deepcopy(mas)<text:line-break/><text:s text:c="4"/>while len(mass) &gt; 0:<text:line-break/><text:s text:c="8"/>lens = []<text:line-break/><text:s text:c="8"/>for i in mass:<text:line-break/><text:s text:c="12"/>lens.append(i[1])<text:line-break/><text:s text:c="8"/>min_len = min(lens)<text:line-break/><text:s text:c="8"/>fin.append(mass.pop(lens.index(min_len)))<text:line-break/><text:s text:c="4"/>return fin<text:line-break/><text:line-break/><text:line-break/>def get_by_name(ps, name):<text:line-break/><text:s text:c="4"/>for p in ps:<text:line-break/><text:s text:c="8"/>if p.data == name:<text:line-break/><text:s text:c="12"/>return p<text:line-break/><text:line-break/><text:line-break/>def append_list(mass, new):<text:line-break/><text:s text:c="4"/>for i in new:<text:line-break/><text:s text:c="8"/>if i not in mass:<text:line-break/><text:s text:c="12"/>mass.append(i)<text:line-break/><text:line-break/><text:line-break/>class Node:<text:line-break/><text:line-break/><text:s text:c="4"/>def __init__(self, data):<text:line-break/><text:s text:c="8"/>self.data = data<text:line-break/><text:soft-page-break/><text:s text:c="8"/>self.index = None<text:line-break/><text:line-break/><text:line-break/>class Graph:<text:line-break/><text:line-break/><text:s text:c="4"/>def __init__(self, nodes):<text:line-break/><text:s text:c="8"/>row = len(nodes)<text:line-break/><text:s text:c="8"/>count = len(nodes)<text:line-break/><text:s text:c="8"/>self.map = [[0] * count for j in range(row)]<text:line-break/><text:s text:c="8"/>self.nodes = nodes<text:line-break/><text:s text:c="8"/>for i in range(len(self.nodes)):<text:line-break/><text:s text:c="12"/>self.nodes[i].index = i<text:line-break/><text:line-break/><text:s text:c="4"/>def connect_dir(self, node1, node2, weight):<text:line-break/><text:s text:c="8"/>self.map[node1.index][node2.index] = weight<text:line-break/><text:line-break/><text:s text:c="4"/>def print_map(self):<text:line-break/><text:s text:c="8"/>for row in self.map:<text:line-break/><text:s text:c="12"/>print(row)<text:line-break/><text:line-break/><text:s text:c="4"/>def get_cons(self, node):<text:line-break/><text:s text:c="8"/>node = node.index<text:line-break/><text:s text:c="8"/>return [(self.nodes[count], self.map[node][count]) for count in range(len(self.map[node])) if<text:line-break/><text:s text:c="16"/>self.map[node][count] != 0]<text:line-break/><text:line-break/><text:s text:c="4"/>def find_path(self, start, end, gpath):<text:line-break/><text:s text:c="8"/>cur = start<text:line-break/><text:s text:c="8"/>variants = cort(self.get_cons(cur))<text:line-break/><text:s text:c="8"/>path = [cur.data]<text:line-break/><text:s text:c="8"/>if cur.data == end.data:<text:line-break/><text:s text:c="12"/>return path<text:line-break/><text:s text:c="8"/>for v in variants:<text:line-break/><text:s text:c="12"/>if cur.data == end.data:<text:line-break/><text:s text:c="16"/>return path<text:line-break/><text:s text:c="12"/>cur = v[0]<text:line-break/><text:s text:c="12"/>path.append(cur.data)<text:line-break/><text:s text:c="12"/>res = self.find_path(cur, end, path)<text:line-break/><text:s text:c="12"/>if res is not None:<text:line-break/><text:soft-page-break/><text:s text:c="16"/>append_list(gpath, res)<text:line-break/><text:s text:c="16"/>return gpath<text:line-break/><text:s text:c="12"/>else:<text:line-break/><text:s text:c="16"/>if cur.data in path:<text:line-break/><text:s text:c="20"/>path.remove(cur.data)<text:line-break/><text:line-break/><text:line-break/>start, stop = input().split(' ')<text:line-break/>points = []<text:line-break/>names = []<text:line-break/>weights = []<text:line-break/>for line in stdin:<text:line-break/><text:s text:c="4"/>try:<text:line-break/><text:s text:c="8"/>p1, p2 = line.split(' ')[:-1]<text:line-break/><text:s text:c="8"/>names.append(p1)<text:line-break/><text:s text:c="8"/>names.append(p2)<text:line-break/><text:s text:c="8"/>weights.append(line)<text:line-break/><text:s text:c="4"/>except:<text:line-break/><text:s text:c="8"/>break<text:line-break/><text:line-break/>names = list(set(names))<text:line-break/>names.sort()<text:line-break/>for n in names:<text:line-break/><text:s text:c="4"/>points.append(Node(n))<text:line-break/><text:line-break/><text:line-break/>graph = Graph(points)<text:line-break/>for w in weights:<text:line-break/><text:s text:c="4"/>p1, p2, weight = w.split(' ')<text:line-break/><text:s text:c="4"/>graph.connect_dir(get_by_name(points, p1), get_by_name(points, p2), float(weight))<text:line-break/><text:line-break/>final = []<text:line-break/># graph.print_map()<text:line-break/>graph.find_path(get_by_name(points, start), get_by_name(points, stop), final)<text:line-break/>print(''.join(final))</text:p>
      <text:p text:style-name="P381"/>
      <text:soft-page-break/>
      <text:p text:style-name="Standard">Название<text:span text:style-name="T382"><text:s/></text:span>файла<text:span text:style-name="T383">:<text:s/></text:span><text:span text:style-name="T384">star</text:span><text:span text:style-name="T385">.py</text:span></text:p>
      <text:p text:style-name="P386"/>
      <text:p text:style-name="P387"><text:span text:style-name="T388">from copy import deepcopy</text:span><text:span text:style-name="T389"><text:line-break/>from sys import stdin</text:span><text:span text:style-name="T390"><text:line-break/># from icecream import ic</text:span><text:span text:style-name="T391"><text:line-break/></text:span><text:span text:style-name="T392"><text:line-break/></text:span><text:span text:style-name="T393"><text:line-break/>class SortedQueue:</text:span><text:span text:style-name="T394"><text:line-break/><text:s text:c="4"/>def __init__(self):</text:span><text:span text:style-name="T395"><text:line-break/><text:s text:c="8"/>self.elements = []</text:span><text:span text:style-name="T396"><text:line-break/></text:span><text:span text:style-name="T397"><text:line-break/><text:s text:c="4"/>def empty(self):</text:span><text:span text:style-name="T398"><text:line-break/><text:s text:c="8"/>return len(self.elements) == 0</text:span><text:span text:style-name="T399"><text:line-break/></text:span><text:span text:style-name="T400"><text:line-break/><text:s text:c="4"/>def put(self, item, priority):</text:span><text:span text:style-name="T401"><text:line-break/><text:s text:c="8"/>self.elements.append((priority, item))</text:span><text:span text:style-name="T402"><text:line-break/><text:s text:c="8"/>self.elements = cort(self.elements)</text:span><text:span text:style-name="T403"><text:line-break/></text:span><text:span text:style-name="T404"><text:line-break/><text:s text:c="4"/>def get(self):</text:span><text:span text:style-name="T405"><text:line-break/><text:s text:c="8"/>return self.elements.pop(0)</text:span><text:span text:style-name="T406"><text:line-break/></text:span><text:span text:style-name="T407"><text:line-break/></text:span><text:span text:style-name="T408"><text:line-break/>def cort(mas):</text:span><text:span text:style-name="T409"><text:line-break/><text:s text:c="4"/>fin = []</text:span><text:span text:style-name="T410"><text:line-break/><text:s text:c="4"/>mass = deepcopy(mas)</text:span><text:span text:style-name="T411"><text:line-break/><text:s text:c="4"/>while len(mass) &gt; 0:</text:span><text:span text:style-name="T412"><text:line-break/><text:s text:c="8"/>lens = []</text:span><text:span text:style-name="T413"><text:line-break/><text:s text:c="8"/>for i in mass:</text:span><text:span text:style-name="T414"><text:line-break/><text:s text:c="12"/>lens.append(i[0])</text:span><text:span text:style-name="T415"><text:line-break/><text:s text:c="8"/>min_len = min(lens)</text:span><text:span text:style-name="T416"><text:line-break/><text:s text:c="8"/>fin.append(mass.pop(lens.index(min_len)))</text:span><text:span text:style-name="T417"><text:line-break/><text:s text:c="4"/>return fin</text:span><text:span text:style-name="T418"><text:line-break/></text:span><text:span text:style-name="T419"><text:line-break/></text:span><text:span text:style-name="T420"><text:line-break/>def get_by_name(ps, name):</text:span><text:span text:style-name="T421"><text:line-break/><text:s text:c="4"/>for p in ps:</text:span><text:span text:style-name="T422"><text:line-break/><text:s text:c="8"/>if p.data == name:</text:span><text:span text:style-name="T423"><text:line-break/><text:s text:c="12"/>return p</text:span><text:span text:style-name="T424"><text:line-break/></text:span><text:soft-page-break/><text:span text:style-name="T425"><text:line-break/></text:span><text:span text:style-name="T426"><text:line-break/>def get_by_data(slovar, data):</text:span><text:span text:style-name="T427"><text:line-break/><text:s text:c="4"/>for p in slovar:</text:span><text:span text:style-name="T428"><text:line-break/><text:s text:c="8"/>if p.index == data:</text:span><text:span text:style-name="T429"><text:line-break/><text:s text:c="12"/>return p</text:span><text:span text:style-name="T430"><text:line-break/></text:span><text:span text:style-name="T431"><text:line-break/></text:span><text:span text:style-name="T432"><text:line-break/>class Node:</text:span><text:span text:style-name="T433"><text:line-break/></text:span><text:span text:style-name="T434"><text:line-break/><text:s text:c="4"/>def __init__(self, data):</text:span><text:span text:style-name="T435"><text:line-break/><text:s text:c="8"/>self.data = data</text:span><text:span text:style-name="T436"><text:line-break/><text:s text:c="8"/>self.index = None</text:span><text:span text:style-name="T437"><text:line-break/></text:span><text:span text:style-name="T438"><text:line-break/></text:span><text:span text:style-name="T439"><text:line-break/>class Graph:</text:span><text:span text:style-name="T440"><text:line-break/></text:span><text:span text:style-name="T441"><text:line-break/><text:s text:c="4"/>def __init__(self, nodes):</text:span><text:span text:style-name="T442"><text:line-break/><text:s text:c="8"/>self.nodes = nodes</text:span><text:span text:style-name="T443"><text:line-break/><text:s text:c="8"/>self.map = {i: [] for i in nodes}</text:span><text:span text:style-name="T444"><text:line-break/><text:s text:c="8"/>for i in range(len(self.nodes)):</text:span><text:span text:style-name="T445"><text:line-break/><text:s text:c="12"/>self.nodes[i].index = ord(self.nodes[i].data) - 97</text:span><text:span text:style-name="T446"><text:line-break/></text:span><text:span text:style-name="T447"><text:line-break/><text:s text:c="4"/>def connect_dir(self, node1, node2, wt):</text:span><text:span text:style-name="T448"><text:line-break/><text:s text:c="8"/>self.map[node1].append([node2, wt])</text:span><text:span text:style-name="T449"><text:line-break/></text:span><text:span text:style-name="T450"><text:line-break/><text:s text:c="4"/>def get_weight(self, n1, n2):</text:span><text:span text:style-name="T451"><text:line-break/><text:s text:c="8"/>c = self.get_cons(n1)</text:span><text:span text:style-name="T452"><text:line-break/><text:s text:c="8"/>for m in c:</text:span><text:span text:style-name="T453"><text:line-break/><text:s text:c="12"/>if m[0].index == n2.index:</text:span><text:span text:style-name="T454"><text:line-break/><text:s text:c="16"/>return m[1]</text:span><text:span text:style-name="T455"><text:line-break/></text:span><text:span text:style-name="T456"><text:line-break/><text:s text:c="4"/>def get_cons(self, node):</text:span><text:span text:style-name="T457"><text:line-break/><text:s text:c="8"/>for m in self.map:</text:span><text:span text:style-name="T458"><text:line-break/><text:s text:c="12"/>if node.index == m.index:</text:span><text:span text:style-name="T459"><text:line-break/><text:s text:c="16"/>return self.map[m]</text:span><text:span text:style-name="T460"><text:line-break/><text:s text:c="8"/>if node in self.map:</text:span><text:span text:style-name="T461"><text:line-break/><text:s text:c="12"/>return self.map[node]</text:span><text:span text:style-name="T462"><text:line-break/><text:s text:c="8"/>else:</text:span><text:span text:style-name="T463"><text:line-break/></text:span><text:soft-page-break/><text:span text:style-name="T464"><text:s text:c="12"/>return []</text:span><text:span text:style-name="T465"><text:line-break/></text:span><text:span text:style-name="T466"><text:line-break/><text:s text:c="4"/>def get_by_index(self, mass, ind):</text:span><text:span text:style-name="T467"><text:line-break/><text:s text:c="8"/>for node in mass:</text:span><text:span text:style-name="T468"><text:line-break/><text:s text:c="12"/>if node.index == ind.index:</text:span><text:span text:style-name="T469"><text:line-break/><text:s text:c="16"/>return mass[node]</text:span><text:span text:style-name="T470"><text:line-break/></text:span><text:span text:style-name="T471"><text:line-break/><text:s text:c="4"/>def find_path(self, start, end):</text:span><text:span text:style-name="T472"><text:line-break/><text:s text:c="8"/>queue = SortedQueue()</text:span><text:span text:style-name="T473"><text:line-break/><text:s text:c="8"/>queue.put(start, 0)</text:span><text:span text:style-name="T474"><text:line-break/><text:s text:c="8"/>last = {}</text:span><text:span text:style-name="T475"><text:line-break/><text:s text:c="8"/>costs = {}</text:span><text:span text:style-name="T476"><text:line-break/><text:s text:c="8"/>last[start] = None</text:span><text:span text:style-name="T477"><text:line-break/><text:s text:c="8"/>costs[start] = 0</text:span><text:span text:style-name="T478"><text:line-break/></text:span><text:span text:style-name="T479"><text:line-break/><text:s text:c="8"/>while not queue.empty():</text:span><text:span text:style-name="T480"><text:line-break/><text:s text:c="12"/>gt = queue.get()</text:span><text:span text:style-name="T481"><text:line-break/><text:s text:c="12"/>cur = gt[1]</text:span><text:span text:style-name="T482"><text:line-break/></text:span><text:span text:style-name="T483"><text:line-break/><text:s text:c="12"/>if cur.data == end.data:</text:span><text:span text:style-name="T484"><text:line-break/><text:s text:c="16"/>break</text:span><text:span text:style-name="T485"><text:line-break/></text:span><text:span text:style-name="T486"><text:line-break/><text:s text:c="12"/>for element in self.get_cons(cur):</text:span><text:span text:style-name="T487"><text:line-break/><text:s text:c="16"/>new_cost = self.get_by_index(costs, cur) + element[1]</text:span><text:span text:style-name="T488"><text:line-break/></text:span><text:span text:style-name="T489"><text:line-break/><text:s text:c="16"/>if element[0] not in costs or new_cost &lt; costs[element[0]]:</text:span><text:span text:style-name="T490"><text:line-break/><text:s text:c="20"/>costs[element[0]] = new_cost</text:span><text:span text:style-name="T491"><text:line-break/><text:s text:c="20"/>priority = new_cost + abs(element[0].index - end.index)</text:span><text:span text:style-name="T492"><text:line-break/><text:s text:c="20"/>queue.put(element[0], priority)</text:span><text:span text:style-name="T493"><text:line-break/><text:s text:c="20"/>last[element[0]] = cur.index</text:span><text:span text:style-name="T494"><text:line-break/><text:s text:c="8"/># for la in last:</text:span><text:span text:style-name="T495"><text:line-break/><text:s text:c="8"/># <text:s text:c="4"/>ic(la.data, la.index, last[la])</text:span><text:span text:style-name="T496"><text:line-break/><text:s text:c="8"/># for co in costs:</text:span><text:span text:style-name="T497"><text:line-break/><text:s text:c="8"/># <text:s text:c="4"/>ic(co.data, co.index, costs[co])</text:span><text:span text:style-name="T498"><text:line-break/><text:s text:c="8"/>return last, costs</text:span><text:span text:style-name="T499"><text:line-break/></text:span><text:span text:style-name="T500"><text:line-break/></text:span><text:soft-page-break/><text:span text:style-name="T501"><text:s text:c="4"/>def final(self, start, end):</text:span><text:span text:style-name="T502"><text:line-break/><text:s text:c="8"/>x = self.find_path(start, end)[0]</text:span><text:span text:style-name="T503"><text:line-break/><text:s text:c="8"/>ans = [chr(end.index + 97)]</text:span><text:span text:style-name="T504"><text:line-break/><text:s text:c="8"/>cur = x[end]</text:span><text:span text:style-name="T505"><text:line-break/><text:s text:c="8"/>while cur is not None:</text:span><text:span text:style-name="T506"><text:line-break/><text:s text:c="12"/>ans.append(chr(cur + 97))</text:span><text:span text:style-name="T507"><text:line-break/><text:s text:c="12"/>cur = x[get_by_data(x, cur)]</text:span><text:span text:style-name="T508"><text:line-break/><text:s text:c="8"/>return ''.join(reversed(ans))</text:span><text:span text:style-name="T509"><text:line-break/></text:span><text:span text:style-name="T510"><text:line-break/><text:s text:c="4"/>def check_mon(self, start, end):</text:span><text:span text:style-name="T511"><text:line-break/><text:s text:c="8"/>newn = []</text:span><text:span text:style-name="T512"><text:line-break/><text:s text:c="8"/>ans = self.final(start, end)</text:span><text:span text:style-name="T513"><text:line-break/><text:s text:c="8"/># ic(ans)</text:span><text:span text:style-name="T514"><text:line-break/><text:s text:c="8"/>for name in list(ans):</text:span><text:span text:style-name="T515"><text:line-break/><text:s text:c="12"/>new = Node(name)</text:span><text:span text:style-name="T516"><text:line-break/><text:s text:c="12"/>new.index = ord(new.data) - 97</text:span><text:span text:style-name="T517"><text:line-break/><text:s text:c="12"/>newn.append(new)</text:span><text:span text:style-name="T518"><text:line-break/><text:s text:c="8"/>ws = []</text:span><text:span text:style-name="T519"><text:line-break/><text:s text:c="8"/>for i in range(len(newn)):</text:span><text:span text:style-name="T520"><text:line-break/><text:s text:c="12"/>if i != 0:</text:span><text:span text:style-name="T521"><text:line-break/><text:s text:c="16"/>wt = self.get_weight(newn[i-1], newn[i])</text:span><text:span text:style-name="T522"><text:line-break/><text:s text:c="16"/>ws.append(wt)</text:span><text:span text:style-name="T523"><text:line-break/><text:s text:c="12"/>else:</text:span><text:span text:style-name="T524"><text:line-break/><text:s text:c="16"/>ws.append(0)</text:span><text:span text:style-name="T525"><text:line-break/><text:s text:c="8"/>evr = []</text:span><text:span text:style-name="T526"><text:line-break/><text:s text:c="8"/>for k in range(len(newn)):</text:span><text:span text:style-name="T527"><text:line-break/><text:s text:c="12"/>if k != 0:</text:span><text:span text:style-name="T528"><text:line-break/><text:s text:c="16"/>ev1 = abs(newn[k].index - end.index)</text:span><text:span text:style-name="T529"><text:line-break/><text:s text:c="16"/>ev2 = abs(newn[k-1].index - end.index)</text:span><text:span text:style-name="T530"><text:line-break/><text:s text:c="16"/>evr.append(abs(ev1 - ev2))</text:span><text:span text:style-name="T531"><text:line-break/><text:s text:c="12"/>else:</text:span><text:span text:style-name="T532"><text:line-break/><text:s text:c="16"/>evr.append(0)</text:span><text:span text:style-name="T533"><text:line-break/><text:s text:c="8"/># ic(ws)</text:span><text:span text:style-name="T534"><text:line-break/><text:s text:c="8"/># ic(evr)</text:span><text:span text:style-name="T535"><text:line-break/><text:s text:c="8"/>if end.index != 0:</text:span><text:span text:style-name="T536"><text:line-break/><text:s text:c="12"/>return False</text:span><text:span text:style-name="T537"><text:line-break/><text:s text:c="8"/>for j in range(len(newn)):</text:span><text:span text:style-name="T538"><text:line-break/><text:s text:c="12"/>if evr[j] &gt; ws[j]:</text:span><text:span text:style-name="T539"><text:line-break/><text:s text:c="16"/>return False</text:span><text:span text:style-name="T540"><text:line-break/></text:span><text:soft-page-break/><text:span text:style-name="T541"><text:line-break/><text:s text:c="8"/>return True</text:span><text:span text:style-name="T542"><text:line-break/></text:span><text:span text:style-name="T543"><text:line-break/><text:s text:c="4"/>def check_dop(self, start, end):</text:span><text:span text:style-name="T544"><text:line-break/><text:s text:c="8"/>newn = []</text:span><text:span text:style-name="T545"><text:line-break/><text:s text:c="8"/>ans = self.final(start, end)</text:span><text:span text:style-name="T546"><text:line-break/><text:s text:c="8"/># ic(ans)</text:span><text:span text:style-name="T547"><text:line-break/><text:s text:c="8"/>for name in list(ans):</text:span><text:span text:style-name="T548"><text:line-break/><text:s text:c="12"/>new = Node(name)</text:span><text:span text:style-name="T549"><text:line-break/><text:s text:c="12"/>new.index = ord(new.data) - 97</text:span><text:span text:style-name="T550"><text:line-break/><text:s text:c="12"/>newn.append(new)</text:span><text:span text:style-name="T551"><text:line-break/><text:s text:c="8"/>ws = []</text:span><text:span text:style-name="T552"><text:line-break/><text:s text:c="8"/>for i in range(len(newn)):</text:span><text:span text:style-name="T553"><text:line-break/><text:s text:c="12"/>if i != 0:</text:span><text:span text:style-name="T554"><text:line-break/><text:s text:c="16"/>wt = self.get_weight(newn[i - 1], newn[i])</text:span><text:span text:style-name="T555"><text:line-break/><text:s text:c="16"/>ws.append(wt)</text:span><text:span text:style-name="T556"><text:line-break/><text:s text:c="12"/>else:</text:span><text:span text:style-name="T557"><text:line-break/><text:s text:c="16"/>ws.append(0)</text:span><text:span text:style-name="T558"><text:line-break/><text:s text:c="8"/>evr = []</text:span><text:span text:style-name="T559"><text:line-break/><text:s text:c="8"/>for k in range(len(newn)):</text:span><text:span text:style-name="T560"><text:line-break/><text:s text:c="12"/>if k != 0:</text:span><text:span text:style-name="T561"><text:line-break/><text:s text:c="16"/>ev1 = abs(newn[k].index - end.index)</text:span><text:span text:style-name="T562"><text:line-break/><text:s text:c="16"/>evr.append(ev1)</text:span><text:span text:style-name="T563"><text:line-break/><text:s text:c="12"/>else:</text:span><text:span text:style-name="T564"><text:line-break/><text:s text:c="16"/>evr.append(0)</text:span><text:span text:style-name="T565"><text:line-break/><text:s text:c="8"/>wss = []</text:span><text:span text:style-name="T566"><text:line-break/><text:s text:c="8"/>for g in range(len(newn)):</text:span><text:span text:style-name="T567"><text:line-break/><text:s text:c="12"/>if g != 0:</text:span><text:span text:style-name="T568"><text:line-break/><text:s text:c="16"/>wss.append(sum(ws[g+1:]))</text:span><text:span text:style-name="T569"><text:line-break/><text:s text:c="12"/>else:</text:span><text:span text:style-name="T570"><text:line-break/><text:s text:c="16"/>wss.append(sum(ws))</text:span><text:span text:style-name="T571"><text:line-break/><text:s text:c="8"/># ic(ws)</text:span><text:span text:style-name="T572"><text:line-break/><text:s text:c="8"/># ic(evr)</text:span><text:span text:style-name="T573"><text:line-break/><text:s text:c="8"/># ic(wss)</text:span><text:span text:style-name="T574"><text:line-break/><text:s text:c="8"/>for u in range(len(newn)):</text:span><text:span text:style-name="T575"><text:line-break/><text:s text:c="12"/>if evr[u] &gt; wss[u]:</text:span><text:span text:style-name="T576"><text:line-break/><text:s text:c="16"/>return False</text:span><text:span text:style-name="T577"><text:line-break/><text:s text:c="8"/>return True</text:span><text:span text:style-name="T578"><text:line-break/></text:span><text:span text:style-name="T579"><text:line-break/></text:span><text:soft-page-break/><text:span text:style-name="T580"><text:line-break/>begin, stop = input().lower().strip().split(' ')</text:span><text:span text:style-name="T581"><text:line-break/>points = []</text:span><text:span text:style-name="T582"><text:line-break/>names = []</text:span><text:span text:style-name="T583"><text:line-break/>weights = []</text:span><text:span text:style-name="T584"><text:line-break/>for line in stdin:</text:span><text:span text:style-name="T585"><text:line-break/><text:s text:c="4"/>try:</text:span><text:span text:style-name="T586"><text:line-break/><text:s text:c="8"/>line = line.lower().strip()</text:span><text:span text:style-name="T587"><text:line-break/><text:s text:c="8"/>p1, p2 = line.split(' ')[:-1]</text:span><text:span text:style-name="T588"><text:line-break/><text:s text:c="8"/>names.append(p1)</text:span><text:span text:style-name="T589"><text:line-break/><text:s text:c="8"/>names.append(p2)</text:span><text:span text:style-name="T590"><text:line-break/><text:s text:c="8"/>weights.append(line)</text:span><text:span text:style-name="T591"><text:line-break/><text:s text:c="4"/>except:</text:span><text:span text:style-name="T592"><text:line-break/><text:s text:c="8"/>break</text:span><text:span text:style-name="T593"><text:line-break/></text:span><text:span text:style-name="T594"><text:line-break/>names = list(set(names))</text:span><text:span text:style-name="T595"><text:line-break/></text:span><text:span text:style-name="T596"><text:line-break/>for n in names:</text:span><text:span text:style-name="T597"><text:line-break/><text:s text:c="4"/>points.append(Node(n))</text:span><text:span text:style-name="T598"><text:line-break/></text:span><text:span text:style-name="T599"><text:line-break/>graph = Graph(points)</text:span><text:span text:style-name="T600"><text:line-break/>for w in weights:</text:span><text:span text:style-name="T601"><text:line-break/><text:s text:c="4"/>p1, p2, weight = w.split(' ')</text:span><text:span text:style-name="T602"><text:line-break/><text:s text:c="4"/>graph.connect_dir(get_by_name(points, p1), get_by_name(points, p2), float(weight))</text:span><text:span text:style-name="T603"><text:line-break/></text:span><text:span text:style-name="T604"><text:line-break/>print(graph.final(get_by_name(points, begin), get_by_name(points, stop)))</text:span><text:span text:style-name="T605"><text:line-break/></text:span><text:span text:style-name="T606"><text:line-break/>if graph.check_mon(get_by_name(points, begin), get_by_name(points, stop)):</text:span><text:span text:style-name="T607"><text:line-break/><text:s text:c="4"/>print('</text:span><text:span text:style-name="T608">Эвристика</text:span><text:span text:style-name="T609"><text:s/></text:span><text:span text:style-name="T610">мотононна</text:span><text:span text:style-name="T611">')</text:span><text:span text:style-name="T612"><text:line-break/>else:</text:span><text:span text:style-name="T613"><text:line-break/><text:s text:c="4"/>print('</text:span><text:span text:style-name="T614">Эвристика</text:span><text:span text:style-name="T615"><text:s/></text:span><text:span text:style-name="T616">не</text:span><text:span text:style-name="T617"><text:s/></text:span><text:span text:style-name="T618">мотононна</text:span><text:span text:style-name="T619">')</text:span><text:span text:style-name="T620"><text:line-break/></text:span><text:span text:style-name="T621"><text:line-break/>if graph.check_dop(get_by_name(points, begin), get_by_name(points, stop)):</text:span><text:span text:style-name="T622"><text:line-break/><text:s text:c="4"/>print('</text:span><text:span text:style-name="T623">Эвристика</text:span><text:span text:style-name="T624"><text:s/></text:span><text:span text:style-name="T625">допустима</text:span><text:span text:style-name="T626">')</text:span><text:span text:style-name="T627"><text:line-break/></text:span><text:soft-page-break/><text:span text:style-name="T628">else:</text:span><text:span text:style-name="T629"><text:line-break/><text:s text:c="4"/>print('</text:span><text:span text:style-name="T630">Эвристика</text:span><text:span text:style-name="T631"><text:s/></text:span><text:span text:style-name="T632">не</text:span><text:span text:style-name="T633"><text:s/></text:span><text:span text:style-name="T634">допустима</text:span><text:span text:style-name="T635">')</text:span></text:p>
      <text:p text:style-name="P636"/>
      <text:soft-page-break/>
      <text:h text:style-name="P637" text:outline-level="1">Приложение<text:s/>Б<text:line-break/>Тестирование</text:h>
      <text:p text:style-name="P638">Таблица<text:s/>1<text:s/>-<text:s/>Примеры<text:s/>тестовых<text:s/>случаев<text:s/>для жадного алгоритма</text:p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</table:table-columns>
        <table:table-row table:style-name="TableRow644">
          <table:table-cell table:style-name="TableCell645">
            <text:p text:style-name="P646"><text:span text:style-name="T647">№<text:s/></text:span><text:span text:style-name="T648">п</text:span><text:span text:style-name="T649">/</text:span><text:span text:style-name="T650">п</text:span></text:p>
          </table:table-cell>
          <table:table-cell table:style-name="TableCell651">
            <text:p text:style-name="P652"><text:span text:style-name="T653">Входные</text:span><text:span text:style-name="T654"><text:s/></text:span><text:span text:style-name="T655">данные</text:span></text:p>
          </table:table-cell>
          <table:table-cell table:style-name="TableCell656">
            <text:p text:style-name="P657"><text:span text:style-name="T658">Выходные</text:span><text:span text:style-name="T659"><text:s/></text:span><text:span text:style-name="T660">данные</text:span></text:p>
          </table:table-cell>
          <table:table-cell table:style-name="TableCell661">
            <text:p text:style-name="P662"><text:span text:style-name="T663">Комментарии</text:span></text:p>
          </table:table-cell>
        </table:table-row>
        <table:table-row table:style-name="TableRow664">
          <table:table-cell table:style-name="TableCell665">
            <text:list text:style-name="LFO2" text:continue-numbering="true">
              <text:list-item>
                <text:p text:style-name="P666"/>
              </text:list-item>
            </text:list>
          </table:table-cell>
          <table:table-cell table:style-name="TableCell667">
            <text:p text:style-name="P668">a l</text:p>
            <text:p text:style-name="P669">a b 1</text:p>
            <text:p text:style-name="P670">a f 3</text:p>
            <text:p text:style-name="P671">b c 5</text:p>
            <text:p text:style-name="P672">b g 3</text:p>
            <text:p text:style-name="P673">f g 4</text:p>
            <text:p text:style-name="P674">c d 6</text:p>
            <text:p text:style-name="P675">d m 1</text:p>
            <text:p text:style-name="P676">g e 4</text:p>
            <text:p text:style-name="P677">e h 1</text:p>
            <text:p text:style-name="P678">e n 1</text:p>
            <text:p text:style-name="P679">n m 2</text:p>
            <text:p text:style-name="P680">g i 5</text:p>
            <text:p text:style-name="P681">i j 6</text:p>
            <text:p text:style-name="P682">i k 1</text:p>
            <text:p text:style-name="P683">j l 5</text:p>
            <text:p text:style-name="P684">m j 3</text:p>
          </table:table-cell>
          <table:table-cell table:style-name="TableCell685">
            <text:p text:style-name="P686">abgenmjl</text:p>
          </table:table-cell>
          <table:table-cell table:style-name="TableCell687">
            <text:p text:style-name="P688"><text:span text:style-name="T689">Программа</text:span><text:span text:style-name="T690"><text:s/></text:span><text:span text:style-name="T691">работает</text:span><text:span text:style-name="T692"><text:s/></text:span><text:span text:style-name="T693">корректно</text:span></text:p>
          </table:table-cell>
        </table:table-row>
        <table:table-row table:style-name="TableRow694">
          <table:table-cell table:style-name="TableCell695">
            <text:list text:style-name="LFO2" text:continue-numbering="true">
              <text:list-item>
                <text:p text:style-name="P696"/>
              </text:list-item>
            </text:list>
          </table:table-cell>
          <table:table-cell table:style-name="TableCell697">
            <text:p text:style-name="P698">g j</text:p>
            <text:p text:style-name="P699">a b 1</text:p>
            <text:p text:style-name="P700">a f 3</text:p>
            <text:p text:style-name="P701">b c 5</text:p>
            <text:p text:style-name="P702">b g 3</text:p>
            <text:p text:style-name="P703">f g 4</text:p>
            <text:p text:style-name="P704">c d 6</text:p>
            <text:p text:style-name="P705">d m 1</text:p>
            <text:p text:style-name="P706">g e 4</text:p>
            <text:p text:style-name="P707">e h 1</text:p>
            <text:p text:style-name="P708">e n 1</text:p>
            <text:p text:style-name="P709">n m 2</text:p>
            <text:p text:style-name="P710">g i 5</text:p>
            <text:soft-page-break/>
            <text:p text:style-name="P711">i j 6</text:p>
            <text:p text:style-name="P712">i k 1</text:p>
            <text:p text:style-name="P713">j l 5</text:p>
            <text:p text:style-name="P714">m j 3</text:p>
          </table:table-cell>
          <table:table-cell table:style-name="TableCell715">
            <text:p text:style-name="P716">genmj</text:p>
          </table:table-cell>
          <table:table-cell table:style-name="TableCell717">
            <text:p text:style-name="P718"><text:span text:style-name="T719">Программа</text:span><text:span text:style-name="T720"><text:s/></text:span><text:span text:style-name="T721">работает</text:span><text:span text:style-name="T722"><text:s/></text:span><text:span text:style-name="T723">корректно</text:span></text:p>
          </table:table-cell>
        </table:table-row>
        <table:table-row table:style-name="TableRow724">
          <table:table-cell table:style-name="TableCell725">
            <text:list text:style-name="LFO2" text:continue-numbering="true">
              <text:list-item>
                <text:p text:style-name="P726"/>
              </text:list-item>
            </text:list>
          </table:table-cell>
          <table:table-cell table:style-name="TableCell727">
            <text:p text:style-name="P728">a j</text:p>
            <text:p text:style-name="P729">a b 1</text:p>
            <text:p text:style-name="P730">b c 1</text:p>
            <text:p text:style-name="P731">c d 1</text:p>
            <text:p text:style-name="P732">d e 1</text:p>
            <text:p text:style-name="P733">e j 1</text:p>
            <text:p text:style-name="P734">a f 1</text:p>
            <text:p text:style-name="P735">f g 1</text:p>
            <text:p text:style-name="P736">g h 1</text:p>
            <text:p text:style-name="P737">h i 1</text:p>
            <text:p text:style-name="TableContents"><text:span text:style-name="T738">i j 1</text:span></text:p>
          </table:table-cell>
          <table:table-cell table:style-name="TableCell739">
            <text:p text:style-name="P740">abcdej</text:p>
            <text:p text:style-name="P741"/>
            <text:p text:style-name="P742"/>
            <text:p text:style-name="P743"/>
          </table:table-cell>
          <table:table-cell table:style-name="TableCell744">
            <text:p text:style-name="P745"><text:span text:style-name="T746">Программа</text:span><text:span text:style-name="T747"><text:s/></text:span><text:span text:style-name="T748">работает</text:span><text:span text:style-name="T749"><text:s/></text:span><text:span text:style-name="T750">корректно</text:span></text:p>
          </table:table-cell>
        </table:table-row>
      </table:table>
      <text:p text:style-name="P751"/>
      <text:p text:style-name="P752">Таблица<text:s/>2 -<text:s/>Примеры<text:s/>тестовых<text:s/>случаев<text:s/>для алгоритма<text:s/><text:span text:style-name="T753">A</text:span>*</text:p>
      <table:table table:style-name="Table754">
        <table:table-columns>
          <table:table-column table:style-name="TableColumn755"/>
          <table:table-column table:style-name="TableColumn756"/>
          <table:table-column table:style-name="TableColumn757"/>
          <table:table-column table:style-name="TableColumn758"/>
        </table:table-columns>
        <table:table-row table:style-name="TableRow759">
          <table:table-cell table:style-name="TableCell760">
            <text:p text:style-name="P761"><text:span text:style-name="T762">№<text:s/></text:span><text:span text:style-name="T763">п</text:span><text:span text:style-name="T764">/</text:span><text:span text:style-name="T765">п</text:span></text:p>
          </table:table-cell>
          <table:table-cell table:style-name="TableCell766">
            <text:p text:style-name="P767"><text:span text:style-name="T768">Входные</text:span><text:span text:style-name="T769"><text:s/></text:span><text:span text:style-name="T770">данные</text:span></text:p>
          </table:table-cell>
          <table:table-cell table:style-name="TableCell771">
            <text:p text:style-name="P772"><text:span text:style-name="T773">Выходные</text:span><text:span text:style-name="T774"><text:s/></text:span><text:span text:style-name="T775">данные</text:span></text:p>
          </table:table-cell>
          <table:table-cell table:style-name="TableCell776">
            <text:p text:style-name="P777"><text:span text:style-name="T778">Комментарии</text:span></text:p>
          </table:table-cell>
        </table:table-row>
        <table:table-row table:style-name="TableRow779">
          <table:table-cell table:style-name="TableCell780">
            <text:list text:style-name="LFO4" text:continue-numbering="true">
              <text:list-item>
                <text:p text:style-name="P781"/>
              </text:list-item>
            </text:list>
          </table:table-cell>
          <table:table-cell table:style-name="TableCell782">
            <text:p text:style-name="P783">a l</text:p>
            <text:p text:style-name="P784">a b 1</text:p>
            <text:p text:style-name="P785">a f 3</text:p>
            <text:p text:style-name="P786">b c 5</text:p>
            <text:p text:style-name="P787">b g 3</text:p>
            <text:p text:style-name="P788">f g 4</text:p>
            <text:p text:style-name="P789">c d 6</text:p>
            <text:p text:style-name="P790">d m 1</text:p>
            <text:p text:style-name="P791">g e 4</text:p>
            <text:p text:style-name="P792">e h 1</text:p>
            <text:p text:style-name="P793">e n 1</text:p>
            <text:p text:style-name="P794">n m 2</text:p>
            <text:p text:style-name="P795">g i 5</text:p>
            <text:p text:style-name="P796">i j 6</text:p>
            <text:p text:style-name="P797">i k 1</text:p>
            <text:soft-page-break/>
            <text:p text:style-name="P798">j l 5</text:p>
            <text:p text:style-name="P799">m j 3</text:p>
          </table:table-cell>
          <table:table-cell table:style-name="TableCell800">
            <text:p text:style-name="P801">abgenmjl</text:p>
            <text:p text:style-name="P802">Эвристика не мотононна</text:p>
            <text:p text:style-name="P803">Эвристика допустима</text:p>
          </table:table-cell>
          <table:table-cell table:style-name="TableCell804">
            <text:p text:style-name="P805"><text:span text:style-name="T806">Программа</text:span><text:span text:style-name="T807"><text:s/></text:span><text:span text:style-name="T808">работает</text:span><text:span text:style-name="T809"><text:s/></text:span><text:span text:style-name="T810">корректно</text:span></text:p>
          </table:table-cell>
        </table:table-row>
        <table:table-row table:style-name="TableRow811">
          <table:table-cell table:style-name="TableCell812">
            <text:list text:style-name="LFO4" text:continue-numbering="true">
              <text:list-item>
                <text:p text:style-name="P813"/>
              </text:list-item>
            </text:list>
          </table:table-cell>
          <table:table-cell table:style-name="TableCell814">
            <text:p text:style-name="P815">g j</text:p>
            <text:p text:style-name="P816">a b 1</text:p>
            <text:p text:style-name="P817">a f 3</text:p>
            <text:p text:style-name="P818">b c 5</text:p>
            <text:p text:style-name="P819">b g 3</text:p>
            <text:p text:style-name="P820">f g 4</text:p>
            <text:p text:style-name="P821">c d 6</text:p>
            <text:p text:style-name="P822">d m 1</text:p>
            <text:p text:style-name="P823">g e 4</text:p>
            <text:p text:style-name="P824">e h 1</text:p>
            <text:p text:style-name="P825">e n 1</text:p>
            <text:p text:style-name="P826">n m 2</text:p>
            <text:p text:style-name="P827">g i 5</text:p>
            <text:p text:style-name="P828">i j 6</text:p>
            <text:p text:style-name="P829">i k 1</text:p>
            <text:p text:style-name="P830">j l 5</text:p>
            <text:p text:style-name="P831">m j 3</text:p>
          </table:table-cell>
          <table:table-cell table:style-name="TableCell832">
            <text:p text:style-name="P833">genmj</text:p>
            <text:p text:style-name="P834">Эвристика не мотононна</text:p>
            <text:p text:style-name="P835"><text:span text:style-name="T836">Эвристика допустима</text:span></text:p>
          </table:table-cell>
          <table:table-cell table:style-name="TableCell837">
            <text:p text:style-name="P838"><text:span text:style-name="T839">Программа</text:span><text:span text:style-name="T840"><text:s/></text:span><text:span text:style-name="T841">работает</text:span><text:span text:style-name="T842"><text:s/></text:span><text:span text:style-name="T843">корректно</text:span></text:p>
          </table:table-cell>
        </table:table-row>
        <table:table-row table:style-name="TableRow844">
          <table:table-cell table:style-name="TableCell845">
            <text:list text:style-name="LFO4" text:continue-numbering="true">
              <text:list-item>
                <text:p text:style-name="P846"/>
              </text:list-item>
            </text:list>
          </table:table-cell>
          <table:table-cell table:style-name="TableCell847">
            <text:p text:style-name="P848">a j</text:p>
            <text:p text:style-name="P849">a b 1</text:p>
            <text:p text:style-name="P850">b c 1</text:p>
            <text:p text:style-name="P851">c d 1</text:p>
            <text:p text:style-name="P852">d e 1</text:p>
            <text:p text:style-name="P853">e j 1</text:p>
            <text:p text:style-name="P854">a f 1</text:p>
            <text:p text:style-name="P855">f g 1</text:p>
            <text:p text:style-name="P856">g h 1</text:p>
            <text:p text:style-name="P857">h i 1</text:p>
            <text:p text:style-name="TableContents"><text:span text:style-name="T858">i j 1</text:span></text:p>
          </table:table-cell>
          <table:table-cell table:style-name="TableCell859">
            <text:p text:style-name="P860">afghij</text:p>
            <text:p text:style-name="P861">Эвристика не мотононна</text:p>
            <text:p text:style-name="P862">Эвристика допустима</text:p>
          </table:table-cell>
          <table:table-cell table:style-name="TableCell863">
            <text:p text:style-name="P864"><text:span text:style-name="T865">Программа</text:span><text:span text:style-name="T866"><text:s/></text:span><text:span text:style-name="T867">работает</text:span><text:span text:style-name="T868"><text:s/></text:span><text:span text:style-name="T869">корректно</text:span></text:p>
          </table:table-cell>
        </table:table-row>
      </table:table>
      <text:p text:style-name="P8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ОбычныйИнтернет" style:display-name="Обычный (Интернет)" style:family="paragraph" style:parent-style-name="Обычный">
      <style:text-properties style:font-name="Times New Roman" style:font-size-complex="10.5pt" fo:hyphenate="false"/>
    </style:style>
    <style:style style:name="Текствыноски" style:display-name="Текст выноски" style:family="paragraph" style:parent-style-name="Обычный">
      <style:text-properties style:font-name="Times New Roman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imes New Roman" fo:font-size="9pt" style:font-size-asian="9pt" style:font-size-complex="8pt"/>
    </style:style>
    <style:style style:name="СтандартныйHTML" style:display-name="Стандартный HTML" style:family="paragraph" style:parent-style-name="Обычный">
      <style:text-properties style:font-name="Consolas" fo:font-size="10pt" style:font-size-asian="10pt" style:font-size-complex="9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font-size="10pt" style:font-size-asian="10pt" style:font-size-complex="9pt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4-09T16:57:00Z</meta:creation-date>
    <dc:date>2021-04-09T16:57:00Z</dc:date>
    <meta:print-date>2021-03-23T16:48:00Z</meta:print-date>
    <meta:template xlink:href="Normal.dotm" xlink:type="simple"/>
    <meta:editing-cycles>2</meta:editing-cycles>
    <meta:editing-duration>PT180S</meta:editing-duration>
    <meta:document-statistic meta:page-count="17" meta:paragraph-count="26" meta:word-count="1959" meta:character-count="13104" meta:row-count="93" meta:non-whitespace-character-count="11171"/>
  </office:meta>
</office:document-meta>
</file>